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2" table:style-name="ta1">
        <table:shapes>
          <draw:frame draw:z-index="0" draw:style-name="gr1" draw:text-style-name="P1" svg:width="453.97pt" svg:height="255.23pt" svg:x="243.38pt" svg:y="121.24pt">
            <draw:object draw:notify-on-update-of-ranges="f2.B2:f2.B2 f2.B3:f2.B230 f2.A2:f2.A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urve1</text:p>
          </table:table-cell>
        </table:table-row>
        <table:table-row table:style-name="ro1">
          <table:table-cell office:value-type="float" office:value="14.9505" calcext:value-type="float">
            <text:p>14.9505</text:p>
          </table:table-cell>
          <table:table-cell office:value-type="float" office:value="0.0000022623" calcext:value-type="float">
            <text:p>2.2623E-06</text:p>
          </table:table-cell>
        </table:table-row>
        <table:table-row table:style-name="ro1">
          <table:table-cell office:value-type="float" office:value="15.028" calcext:value-type="float">
            <text:p>15.028</text:p>
          </table:table-cell>
          <table:table-cell office:value-type="float" office:value="0.0000021459" calcext:value-type="float">
            <text:p>2.1459E-06</text:p>
          </table:table-cell>
        </table:table-row>
        <table:table-row table:style-name="ro1">
          <table:table-cell office:value-type="float" office:value="15.0669" calcext:value-type="float">
            <text:p>15.0669</text:p>
          </table:table-cell>
          <table:table-cell office:value-type="float" office:value="0.0000020357" calcext:value-type="float">
            <text:p>2.0357E-06</text:p>
          </table:table-cell>
        </table:table-row>
        <table:table-row table:style-name="ro1">
          <table:table-cell office:value-type="float" office:value="15.1059" calcext:value-type="float">
            <text:p>15.1059</text:p>
          </table:table-cell>
          <table:table-cell office:value-type="float" office:value="0.0000019654" calcext:value-type="float">
            <text:p>1.9654E-06</text:p>
          </table:table-cell>
        </table:table-row>
        <table:table-row table:style-name="ro1">
          <table:table-cell office:value-type="float" office:value="15.145" calcext:value-type="float">
            <text:p>15.145</text:p>
          </table:table-cell>
          <table:table-cell office:value-type="float" office:value="0.0000018974" calcext:value-type="float">
            <text:p>1.8974E-06</text:p>
          </table:table-cell>
        </table:table-row>
        <table:table-row table:style-name="ro1">
          <table:table-cell office:value-type="float" office:value="15.2431" calcext:value-type="float">
            <text:p>15.2431</text:p>
          </table:table-cell>
          <table:table-cell office:value-type="float" office:value="0.0000018971" calcext:value-type="float">
            <text:p>1.8971E-06</text:p>
          </table:table-cell>
        </table:table-row>
        <table:table-row table:style-name="ro1">
          <table:table-cell office:value-type="float" office:value="15.3221" calcext:value-type="float">
            <text:p>15.3221</text:p>
          </table:table-cell>
          <table:table-cell office:value-type="float" office:value="0.0000017996" calcext:value-type="float">
            <text:p>1.7996E-06</text:p>
          </table:table-cell>
        </table:table-row>
        <table:table-row table:style-name="ro1">
          <table:table-cell office:value-type="float" office:value="15.3618" calcext:value-type="float">
            <text:p>15.3618</text:p>
          </table:table-cell>
          <table:table-cell office:value-type="float" office:value="0.0000016774" calcext:value-type="float">
            <text:p>1.6774E-06</text:p>
          </table:table-cell>
        </table:table-row>
        <table:table-row table:style-name="ro1">
          <table:table-cell office:value-type="float" office:value="15.3817" calcext:value-type="float">
            <text:p>15.3817</text:p>
          </table:table-cell>
          <table:table-cell office:value-type="float" office:value="0.0000016195" calcext:value-type="float">
            <text:p>1.6195E-06</text:p>
          </table:table-cell>
        </table:table-row>
        <table:table-row table:style-name="ro1">
          <table:table-cell office:value-type="float" office:value="15.4215" calcext:value-type="float">
            <text:p>15.4215</text:p>
          </table:table-cell>
          <table:table-cell office:value-type="float" office:value="0.0000015363" calcext:value-type="float">
            <text:p>1.5363E-06</text:p>
          </table:table-cell>
        </table:table-row>
        <table:table-row table:style-name="ro1">
          <table:table-cell office:value-type="float" office:value="15.4612" calcext:value-type="float">
            <text:p>15.4612</text:p>
          </table:table-cell>
          <table:table-cell office:value-type="float" office:value="0.000001648" calcext:value-type="float">
            <text:p>1.648E-06</text:p>
          </table:table-cell>
        </table:table-row>
        <table:table-row table:style-name="ro1">
          <table:table-cell office:value-type="float" office:value="15.5011" calcext:value-type="float">
            <text:p>15.5011</text:p>
          </table:table-cell>
          <table:table-cell office:value-type="float" office:value="0.000001737" calcext:value-type="float">
            <text:p>1.737E-06</text:p>
          </table:table-cell>
        </table:table-row>
        <table:table-row table:style-name="ro1">
          <table:table-cell office:value-type="float" office:value="15.5413" calcext:value-type="float">
            <text:p>15.5413</text:p>
          </table:table-cell>
          <table:table-cell office:value-type="float" office:value="0.0000016191" calcext:value-type="float">
            <text:p>1.6191E-06</text:p>
          </table:table-cell>
        </table:table-row>
        <table:table-row table:style-name="ro1">
          <table:table-cell office:value-type="float" office:value="15.5816" calcext:value-type="float">
            <text:p>15.5816</text:p>
          </table:table-cell>
          <table:table-cell office:value-type="float" office:value="0.0000014829" calcext:value-type="float">
            <text:p>1.4829E-06</text:p>
          </table:table-cell>
        </table:table-row>
        <table:table-row table:style-name="ro1">
          <table:table-cell office:value-type="float" office:value="15.622" calcext:value-type="float">
            <text:p>15.622</text:p>
          </table:table-cell>
          <table:table-cell office:value-type="float" office:value="0.0000013582" calcext:value-type="float">
            <text:p>1.3582E-06</text:p>
          </table:table-cell>
        </table:table-row>
        <table:table-row table:style-name="ro1">
          <table:table-cell office:value-type="float" office:value="15.6423" calcext:value-type="float">
            <text:p>15.6423</text:p>
          </table:table-cell>
          <table:table-cell office:value-type="float" office:value="0.0000012661" calcext:value-type="float">
            <text:p>1.2661E-06</text:p>
          </table:table-cell>
        </table:table-row>
        <table:table-row table:style-name="ro1">
          <table:table-cell office:value-type="float" office:value="15.6829" calcext:value-type="float">
            <text:p>15.6829</text:p>
          </table:table-cell>
          <table:table-cell office:value-type="float" office:value="0.0000011596" calcext:value-type="float">
            <text:p>1.1596E-06</text:p>
          </table:table-cell>
        </table:table-row>
        <table:table-row table:style-name="ro1">
          <table:table-cell office:value-type="float" office:value="15.7235" calcext:value-type="float">
            <text:p>15.7235</text:p>
          </table:table-cell>
          <table:table-cell office:value-type="float" office:value="0.0000010809" calcext:value-type="float">
            <text:p>1.0809E-06</text:p>
          </table:table-cell>
        </table:table-row>
        <table:table-row table:style-name="ro1">
          <table:table-cell office:value-type="float" office:value="15.7642" calcext:value-type="float">
            <text:p>15.7642</text:p>
          </table:table-cell>
          <table:table-cell office:value-type="float" office:value="0.0000010435" calcext:value-type="float">
            <text:p>1.0435E-06</text:p>
          </table:table-cell>
        </table:table-row>
        <table:table-row table:style-name="ro1">
          <table:table-cell office:value-type="float" office:value="15.8663" calcext:value-type="float">
            <text:p>15.8663</text:p>
          </table:table-cell>
          <table:table-cell office:value-type="float" office:value="0.0000010074" calcext:value-type="float">
            <text:p>1.0074E-06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 office:value-type="float" office:value="0.0000009556" calcext:value-type="float">
            <text:p>9.556E-07</text:p>
          </table:table-cell>
        </table:table-row>
        <table:table-row table:style-name="ro1">
          <table:table-cell office:value-type="float" office:value="15.9691" calcext:value-type="float">
            <text:p>15.9691</text:p>
          </table:table-cell>
          <table:table-cell office:value-type="float" office:value="0.0000009555" calcext:value-type="float">
            <text:p>9.555E-07</text:p>
          </table:table-cell>
        </table:table-row>
        <table:table-row table:style-name="ro1">
          <table:table-cell office:value-type="float" office:value="16.0103" calcext:value-type="float">
            <text:p>16.0103</text:p>
          </table:table-cell>
          <table:table-cell office:value-type="float" office:value="0.000001025" calcext:value-type="float">
            <text:p>1.025E-06</text:p>
          </table:table-cell>
        </table:table-row>
        <table:table-row table:style-name="ro1">
          <table:table-cell office:value-type="float" office:value="16.0723" calcext:value-type="float">
            <text:p>16.0723</text:p>
          </table:table-cell>
          <table:table-cell office:value-type="float" office:value="0.0000011189" calcext:value-type="float">
            <text:p>1.1189E-06</text:p>
          </table:table-cell>
        </table:table-row>
        <table:table-row table:style-name="ro1">
          <table:table-cell office:value-type="float" office:value="16.1137" calcext:value-type="float">
            <text:p>16.1137</text:p>
          </table:table-cell>
          <table:table-cell office:value-type="float" office:value="0.0000012002" calcext:value-type="float">
            <text:p>1.2002E-06</text:p>
          </table:table-cell>
        </table:table-row>
        <table:table-row table:style-name="ro1">
          <table:table-cell office:value-type="float" office:value="16.1552" calcext:value-type="float">
            <text:p>16.1552</text:p>
          </table:table-cell>
          <table:table-cell office:value-type="float" office:value="0.0000013103" calcext:value-type="float">
            <text:p>1.3103E-06</text:p>
          </table:table-cell>
        </table:table-row>
        <table:table-row table:style-name="ro1">
          <table:table-cell office:value-type="float" office:value="16.2178" calcext:value-type="float">
            <text:p>16.2178</text:p>
          </table:table-cell>
          <table:table-cell office:value-type="float" office:value="0.000001381" calcext:value-type="float">
            <text:p>1.381E-06</text:p>
          </table:table-cell>
        </table:table-row>
        <table:table-row table:style-name="ro1">
          <table:table-cell office:value-type="float" office:value="16.3017" calcext:value-type="float">
            <text:p>16.3017</text:p>
          </table:table-cell>
          <table:table-cell office:value-type="float" office:value="0.0000014555" calcext:value-type="float">
            <text:p>1.4555E-06</text:p>
          </table:table-cell>
        </table:table-row>
        <table:table-row table:style-name="ro1">
          <table:table-cell office:value-type="float" office:value="16.3861" calcext:value-type="float">
            <text:p>16.3861</text:p>
          </table:table-cell>
          <table:table-cell office:value-type="float" office:value="0.000001481" calcext:value-type="float">
            <text:p>1.481E-06</text:p>
          </table:table-cell>
        </table:table-row>
        <table:table-row table:style-name="ro1">
          <table:table-cell office:value-type="float" office:value="16.4708" calcext:value-type="float">
            <text:p>16.4708</text:p>
          </table:table-cell>
          <table:table-cell office:value-type="float" office:value="0.0000015338" calcext:value-type="float">
            <text:p>1.5338E-06</text:p>
          </table:table-cell>
        </table:table-row>
        <table:table-row table:style-name="ro1">
          <table:table-cell office:value-type="float" office:value="16.5346" calcext:value-type="float">
            <text:p>16.5346</text:p>
          </table:table-cell>
          <table:table-cell office:value-type="float" office:value="0.0000016452" calcext:value-type="float">
            <text:p>1.6452E-06</text:p>
          </table:table-cell>
        </table:table-row>
        <table:table-row table:style-name="ro1">
          <table:table-cell office:value-type="float" office:value="16.5773" calcext:value-type="float">
            <text:p>16.5773</text:p>
          </table:table-cell>
          <table:table-cell office:value-type="float" office:value="0.0000016742" calcext:value-type="float">
            <text:p>1.6742E-06</text:p>
          </table:table-cell>
        </table:table-row>
        <table:table-row table:style-name="ro1">
          <table:table-cell office:value-type="float" office:value="16.6202" calcext:value-type="float">
            <text:p>16.6202</text:p>
          </table:table-cell>
          <table:table-cell office:value-type="float" office:value="0.0000017037" calcext:value-type="float">
            <text:p>1.7037E-06</text:p>
          </table:table-cell>
        </table:table-row>
        <table:table-row table:style-name="ro1">
          <table:table-cell office:value-type="float" office:value="16.6632" calcext:value-type="float">
            <text:p>16.6632</text:p>
          </table:table-cell>
          <table:table-cell office:value-type="float" office:value="0.0000016162" calcext:value-type="float">
            <text:p>1.6162E-06</text:p>
          </table:table-cell>
        </table:table-row>
        <table:table-row table:style-name="ro1">
          <table:table-cell office:value-type="float" office:value="16.7279" calcext:value-type="float">
            <text:p>16.7279</text:p>
          </table:table-cell>
          <table:table-cell office:value-type="float" office:value="0.0000015332" calcext:value-type="float">
            <text:p>1.5332E-06</text:p>
          </table:table-cell>
        </table:table-row>
        <table:table-row table:style-name="ro1">
          <table:table-cell office:value-type="float" office:value="16.793" calcext:value-type="float">
            <text:p>16.793</text:p>
          </table:table-cell>
          <table:table-cell office:value-type="float" office:value="0.0000014291" calcext:value-type="float">
            <text:p>1.4291E-06</text:p>
          </table:table-cell>
        </table:table-row>
        <table:table-row table:style-name="ro1">
          <table:table-cell office:value-type="float" office:value="16.8582" calcext:value-type="float">
            <text:p>16.8582</text:p>
          </table:table-cell>
          <table:table-cell office:value-type="float" office:value="0.0000013556" calcext:value-type="float">
            <text:p>1.3556E-06</text:p>
          </table:table-cell>
        </table:table-row>
        <table:table-row table:style-name="ro1">
          <table:table-cell office:value-type="float" office:value="16.8799" calcext:value-type="float">
            <text:p>16.8799</text:p>
          </table:table-cell>
          <table:table-cell office:value-type="float" office:value="0.000001404" calcext:value-type="float">
            <text:p>1.404E-06</text:p>
          </table:table-cell>
        </table:table-row>
        <table:table-row table:style-name="ro1">
          <table:table-cell office:value-type="float" office:value="16.9234" calcext:value-type="float">
            <text:p>16.9234</text:p>
          </table:table-cell>
          <table:table-cell office:value-type="float" office:value="0.000001506" calcext:value-type="float">
            <text:p>1.506E-06</text:p>
          </table:table-cell>
        </table:table-row>
        <table:table-row table:style-name="ro1">
          <table:table-cell office:value-type="float" office:value="16.967" calcext:value-type="float">
            <text:p>16.967</text:p>
          </table:table-cell>
          <table:table-cell office:value-type="float" office:value="0.0000017028" calcext:value-type="float">
            <text:p>1.7028E-06</text:p>
          </table:table-cell>
        </table:table-row>
        <table:table-row table:style-name="ro1">
          <table:table-cell office:value-type="float" office:value="16.9889" calcext:value-type="float">
            <text:p>16.9889</text:p>
          </table:table-cell>
          <table:table-cell office:value-type="float" office:value="0.0000017329" calcext:value-type="float">
            <text:p>1.7329E-06</text:p>
          </table:table-cell>
        </table:table-row>
        <table:table-row table:style-name="ro1">
          <table:table-cell office:value-type="float" office:value="17.0769" calcext:value-type="float">
            <text:p>17.0769</text:p>
          </table:table-cell>
          <table:table-cell office:value-type="float" office:value="0.0000016438" calcext:value-type="float">
            <text:p>1.6438E-06</text:p>
          </table:table-cell>
        </table:table-row>
        <table:table-row table:style-name="ro1">
          <table:table-cell office:value-type="float" office:value="17.1405" calcext:value-type="float">
            <text:p>17.1405</text:p>
          </table:table-cell>
          <table:table-cell office:value-type="float" office:value="0.0000014957" calcext:value-type="float">
            <text:p>1.4957E-06</text:p>
          </table:table-cell>
        </table:table-row>
        <table:table-row table:style-name="ro1">
          <table:table-cell office:value-type="float" office:value="17.1629" calcext:value-type="float">
            <text:p>17.1629</text:p>
          </table:table-cell>
          <table:table-cell office:value-type="float" office:value="0.0000013402" calcext:value-type="float">
            <text:p>1.3402E-06</text:p>
          </table:table-cell>
        </table:table-row>
        <table:table-row table:style-name="ro1">
          <table:table-cell office:value-type="float" office:value="17.2045" calcext:value-type="float">
            <text:p>17.2045</text:p>
          </table:table-cell>
          <table:table-cell office:value-type="float" office:value="0.0000012714" calcext:value-type="float">
            <text:p>1.2714E-06</text:p>
          </table:table-cell>
        </table:table-row>
        <table:table-row table:style-name="ro1">
          <table:table-cell office:value-type="float" office:value="17.2767" calcext:value-type="float">
            <text:p>17.2767</text:p>
          </table:table-cell>
          <table:table-cell office:value-type="float" office:value="0.0000013667" calcext:value-type="float">
            <text:p>1.3667E-06</text:p>
          </table:table-cell>
        </table:table-row>
        <table:table-row table:style-name="ro1">
          <table:table-cell office:value-type="float" office:value="17.3325" calcext:value-type="float">
            <text:p>17.3325</text:p>
          </table:table-cell>
          <table:table-cell office:value-type="float" office:value="0.0000014757" calcext:value-type="float">
            <text:p>1.4757E-06</text:p>
          </table:table-cell>
        </table:table-row>
        <table:table-row table:style-name="ro1">
          <table:table-cell office:value-type="float" office:value="17.3495" calcext:value-type="float">
            <text:p>17.3495</text:p>
          </table:table-cell>
          <table:table-cell office:value-type="float" office:value="0.0000012655" calcext:value-type="float">
            <text:p>1.2655E-06</text:p>
          </table:table-cell>
        </table:table-row>
        <table:table-row table:style-name="ro1">
          <table:table-cell office:value-type="float" office:value="17.4114" calcext:value-type="float">
            <text:p>17.4114</text:p>
          </table:table-cell>
          <table:table-cell office:value-type="float" office:value="0.0000011364" calcext:value-type="float">
            <text:p>1.1364E-06</text:p>
          </table:table-cell>
        </table:table-row>
        <table:table-row table:style-name="ro1">
          <table:table-cell office:value-type="float" office:value="17.4226" calcext:value-type="float">
            <text:p>17.4226</text:p>
          </table:table-cell>
          <table:table-cell office:value-type="float" office:value="0.0000011142" calcext:value-type="float">
            <text:p>1.1142E-06</text:p>
          </table:table-cell>
        </table:table-row>
        <table:table-row table:style-name="ro1">
          <table:table-cell office:value-type="float" office:value="17.4565" calcext:value-type="float">
            <text:p>17.4565</text:p>
          </table:table-cell>
          <table:table-cell office:value-type="float" office:value="0.0000010781" calcext:value-type="float">
            <text:p>1.0781E-06</text:p>
          </table:table-cell>
        </table:table-row>
        <table:table-row table:style-name="ro1">
          <table:table-cell office:value-type="float" office:value="17.5016" calcext:value-type="float">
            <text:p>17.5016</text:p>
          </table:table-cell>
          <table:table-cell office:value-type="float" office:value="0.0000010408" calcext:value-type="float">
            <text:p>1.0408E-06</text:p>
          </table:table-cell>
        </table:table-row>
        <table:table-row table:style-name="ro1">
          <table:table-cell office:value-type="float" office:value="17.5696" calcext:value-type="float">
            <text:p>17.5696</text:p>
          </table:table-cell>
          <table:table-cell office:value-type="float" office:value="0.0000009873" calcext:value-type="float">
            <text:p>9.873E-07</text:p>
          </table:table-cell>
        </table:table-row>
        <table:table-row table:style-name="ro1">
          <table:table-cell office:value-type="float" office:value="17.6152" calcext:value-type="float">
            <text:p>17.6152</text:p>
          </table:table-cell>
          <table:table-cell office:value-type="float" office:value="0.0000009203" calcext:value-type="float">
            <text:p>9.203E-07</text:p>
          </table:table-cell>
        </table:table-row>
        <table:table-row table:style-name="ro1">
          <table:table-cell office:value-type="float" office:value="17.6607" calcext:value-type="float">
            <text:p>17.6607</text:p>
          </table:table-cell>
          <table:table-cell office:value-type="float" office:value="0.0000008885" calcext:value-type="float">
            <text:p>8.885E-07</text:p>
          </table:table-cell>
        </table:table-row>
        <table:table-row table:style-name="ro1">
          <table:table-cell office:value-type="float" office:value="17.7065" calcext:value-type="float">
            <text:p>17.7065</text:p>
          </table:table-cell>
          <table:table-cell office:value-type="float" office:value="0.0000008282" calcext:value-type="float">
            <text:p>8.282E-07</text:p>
          </table:table-cell>
        </table:table-row>
        <table:table-row table:style-name="ro1">
          <table:table-cell office:value-type="float" office:value="17.7982" calcext:value-type="float">
            <text:p>17.7982</text:p>
          </table:table-cell>
          <table:table-cell office:value-type="float" office:value="0.0000007995" calcext:value-type="float">
            <text:p>7.995E-07</text:p>
          </table:table-cell>
        </table:table-row>
        <table:table-row table:style-name="ro1">
          <table:table-cell office:value-type="float" office:value="17.8444" calcext:value-type="float">
            <text:p>17.8444</text:p>
          </table:table-cell>
          <table:table-cell office:value-type="float" office:value="0.0000007452" calcext:value-type="float">
            <text:p>7.452E-07</text:p>
          </table:table-cell>
        </table:table-row>
        <table:table-row table:style-name="ro1">
          <table:table-cell office:value-type="float" office:value="17.8906" calcext:value-type="float">
            <text:p>17.8906</text:p>
          </table:table-cell>
          <table:table-cell office:value-type="float" office:value="0.0000006826" calcext:value-type="float">
            <text:p>6.826E-07</text:p>
          </table:table-cell>
        </table:table-row>
        <table:table-row table:style-name="ro1">
          <table:table-cell office:value-type="float" office:value="17.937" calcext:value-type="float">
            <text:p>17.937</text:p>
          </table:table-cell>
          <table:table-cell office:value-type="float" office:value="0.0000006475" calcext:value-type="float">
            <text:p>6.475E-0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.0000007069" calcext:value-type="float">
            <text:p>7.069E-07</text:p>
          </table:table-cell>
        </table:table-row>
        <table:table-row table:style-name="ro1">
          <table:table-cell office:value-type="float" office:value="18.0063" calcext:value-type="float">
            <text:p>18.0063</text:p>
          </table:table-cell>
          <table:table-cell office:value-type="float" office:value="0.0000007717" calcext:value-type="float">
            <text:p>7.717E-07</text:p>
          </table:table-cell>
        </table:table-row>
        <table:table-row table:style-name="ro1">
          <table:table-cell office:value-type="float" office:value="18.0759" calcext:value-type="float">
            <text:p>18.0759</text:p>
          </table:table-cell>
          <table:table-cell office:value-type="float" office:value="0.0000009037" calcext:value-type="float">
            <text:p>9.037E-07</text:p>
          </table:table-cell>
        </table:table-row>
        <table:table-row table:style-name="ro1">
          <table:table-cell office:value-type="float" office:value="18.1694" calcext:value-type="float">
            <text:p>18.1694</text:p>
          </table:table-cell>
          <table:table-cell office:value-type="float" office:value="0.0000009359" calcext:value-type="float">
            <text:p>9.359E-07</text:p>
          </table:table-cell>
        </table:table-row>
        <table:table-row table:style-name="ro1">
          <table:table-cell office:value-type="float" office:value="18.287" calcext:value-type="float">
            <text:p>18.287</text:p>
          </table:table-cell>
          <table:table-cell office:value-type="float" office:value="0.0000009357" calcext:value-type="float">
            <text:p>9.357E-07</text:p>
          </table:table-cell>
        </table:table-row>
        <table:table-row table:style-name="ro1">
          <table:table-cell office:value-type="float" office:value="18.3341" calcext:value-type="float">
            <text:p>18.3341</text:p>
          </table:table-cell>
          <table:table-cell office:value-type="float" office:value="0.000001058" calcext:value-type="float">
            <text:p>1.058E-06</text:p>
          </table:table-cell>
        </table:table-row>
        <table:table-row table:style-name="ro1">
          <table:table-cell office:value-type="float" office:value="18.3813" calcext:value-type="float">
            <text:p>18.3813</text:p>
          </table:table-cell>
          <table:table-cell office:value-type="float" office:value="0.0000011349" calcext:value-type="float">
            <text:p>1.1349E-06</text:p>
          </table:table-cell>
        </table:table-row>
        <table:table-row table:style-name="ro1">
          <table:table-cell office:value-type="float" office:value="18.4287" calcext:value-type="float">
            <text:p>18.4287</text:p>
          </table:table-cell>
          <table:table-cell office:value-type="float" office:value="0.0000012389" calcext:value-type="float">
            <text:p>1.2389E-06</text:p>
          </table:table-cell>
        </table:table-row>
        <table:table-row table:style-name="ro1">
          <table:table-cell office:value-type="float" office:value="18.4523" calcext:value-type="float">
            <text:p>18.4523</text:p>
          </table:table-cell>
          <table:table-cell office:value-type="float" office:value="0.0000013525" calcext:value-type="float">
            <text:p>1.3525E-06</text:p>
          </table:table-cell>
        </table:table-row>
        <table:table-row table:style-name="ro1">
          <table:table-cell office:value-type="float" office:value="18.4759" calcext:value-type="float">
            <text:p>18.4759</text:p>
          </table:table-cell>
          <table:table-cell office:value-type="float" office:value="0.000001612" calcext:value-type="float">
            <text:p>1.612E-06</text:p>
          </table:table-cell>
        </table:table-row>
        <table:table-row table:style-name="ro1">
          <table:table-cell office:value-type="float" office:value="18.476" calcext:value-type="float">
            <text:p>18.476</text:p>
          </table:table-cell>
          <table:table-cell office:value-type="float" office:value="0.0000016127" calcext:value-type="float">
            <text:p>1.6127E-06</text:p>
          </table:table-cell>
        </table:table-row>
        <table:table-row table:style-name="ro1">
          <table:table-cell office:value-type="float" office:value="18.5235" calcext:value-type="float">
            <text:p>18.5235</text:p>
          </table:table-cell>
          <table:table-cell office:value-type="float" office:value="0.0000017288" calcext:value-type="float">
            <text:p>1.7288E-06</text:p>
          </table:table-cell>
        </table:table-row>
        <table:table-row table:style-name="ro1">
          <table:table-cell office:value-type="float" office:value="18.5235" calcext:value-type="float">
            <text:p>18.5235</text:p>
          </table:table-cell>
          <table:table-cell office:value-type="float" office:value="0.0000017291" calcext:value-type="float">
            <text:p>1.7291E-06</text:p>
          </table:table-cell>
        </table:table-row>
        <table:table-row table:style-name="ro1">
          <table:table-cell office:value-type="float" office:value="18.5713" calcext:value-type="float">
            <text:p>18.5713</text:p>
          </table:table-cell>
          <table:table-cell office:value-type="float" office:value="0.0000016985" calcext:value-type="float">
            <text:p>1.6985E-06</text:p>
          </table:table-cell>
        </table:table-row>
        <table:table-row table:style-name="ro1">
          <table:table-cell office:value-type="float" office:value="18.5714" calcext:value-type="float">
            <text:p>18.5714</text:p>
          </table:table-cell>
          <table:table-cell office:value-type="float" office:value="0.0000016989" calcext:value-type="float">
            <text:p>1.6989E-06</text:p>
          </table:table-cell>
        </table:table-row>
        <table:table-row table:style-name="ro1">
          <table:table-cell office:value-type="float" office:value="18.5956" calcext:value-type="float">
            <text:p>18.5956</text:p>
          </table:table-cell>
          <table:table-cell office:value-type="float" office:value="0.0000015561" calcext:value-type="float">
            <text:p>1.5561E-06</text:p>
          </table:table-cell>
        </table:table-row>
        <table:table-row table:style-name="ro1">
          <table:table-cell office:value-type="float" office:value="18.6197" calcext:value-type="float">
            <text:p>18.6197</text:p>
          </table:table-cell>
          <table:table-cell office:value-type="float" office:value="0.0000014253" calcext:value-type="float">
            <text:p>1.4253E-06</text:p>
          </table:table-cell>
        </table:table-row>
        <table:table-row table:style-name="ro1">
          <table:table-cell office:value-type="float" office:value="18.6412" calcext:value-type="float">
            <text:p>18.6412</text:p>
          </table:table-cell>
          <table:table-cell office:value-type="float" office:value="0.0000011345" calcext:value-type="float">
            <text:p>1.1345E-06</text:p>
          </table:table-cell>
        </table:table-row>
        <table:table-row table:style-name="ro1">
          <table:table-cell office:value-type="float" office:value="18.647" calcext:value-type="float">
            <text:p>18.647</text:p>
          </table:table-cell>
          <table:table-cell office:value-type="float" office:value="0.0000012856" calcext:value-type="float">
            <text:p>1.2856E-06</text:p>
          </table:table-cell>
        </table:table-row>
        <table:table-row table:style-name="ro1">
          <table:table-cell office:value-type="float" office:value="18.6474" calcext:value-type="float">
            <text:p>18.6474</text:p>
          </table:table-cell>
          <table:table-cell office:value-type="float" office:value="0.000001283" calcext:value-type="float">
            <text:p>1.283E-06</text:p>
          </table:table-cell>
        </table:table-row>
        <table:table-row table:style-name="ro1">
          <table:table-cell office:value-type="float" office:value="18.6687" calcext:value-type="float">
            <text:p>18.6687</text:p>
          </table:table-cell>
          <table:table-cell office:value-type="float" office:value="0.0000008737" calcext:value-type="float">
            <text:p>8.737E-07</text:p>
          </table:table-cell>
        </table:table-row>
        <table:table-row table:style-name="ro1">
          <table:table-cell office:value-type="float" office:value="18.6812" calcext:value-type="float">
            <text:p>18.6812</text:p>
          </table:table-cell>
          <table:table-cell office:value-type="float" office:value="0.0000006954" calcext:value-type="float">
            <text:p>6.954E-07</text:p>
          </table:table-cell>
        </table:table-row>
        <table:table-row table:style-name="ro1">
          <table:table-cell office:value-type="float" office:value="18.7115" calcext:value-type="float">
            <text:p>18.7115</text:p>
          </table:table-cell>
          <table:table-cell office:value-type="float" office:value="0.0000006218" calcext:value-type="float">
            <text:p>6.218E-07</text:p>
          </table:table-cell>
        </table:table-row>
        <table:table-row table:style-name="ro1">
          <table:table-cell office:value-type="float" office:value="18.7687" calcext:value-type="float">
            <text:p>18.7687</text:p>
          </table:table-cell>
          <table:table-cell office:value-type="float" office:value="0.0000007155" calcext:value-type="float">
            <text:p>7.155E-07</text:p>
          </table:table-cell>
        </table:table-row>
        <table:table-row table:style-name="ro1">
          <table:table-cell office:value-type="float" office:value="18.814" calcext:value-type="float">
            <text:p>18.814</text:p>
          </table:table-cell>
          <table:table-cell office:value-type="float" office:value="0.0000007984" calcext:value-type="float">
            <text:p>7.984E-07</text:p>
          </table:table-cell>
        </table:table-row>
        <table:table-row table:style-name="ro1">
          <table:table-cell office:value-type="float" office:value="18.8322" calcext:value-type="float">
            <text:p>18.8322</text:p>
          </table:table-cell>
          <table:table-cell office:value-type="float" office:value="0.0000008019" calcext:value-type="float">
            <text:p>8.019E-07</text:p>
          </table:table-cell>
        </table:table-row>
        <table:table-row table:style-name="ro1">
          <table:table-cell office:value-type="float" office:value="18.9114" calcext:value-type="float">
            <text:p>18.9114</text:p>
          </table:table-cell>
          <table:table-cell office:value-type="float" office:value="0.0000008124" calcext:value-type="float">
            <text:p>8.124E-07</text:p>
          </table:table-cell>
        </table:table-row>
        <table:table-row table:style-name="ro1">
          <table:table-cell office:value-type="float" office:value="19.0339" calcext:value-type="float">
            <text:p>19.0339</text:p>
          </table:table-cell>
          <table:table-cell office:value-type="float" office:value="0.0000007981" calcext:value-type="float">
            <text:p>7.981E-07</text:p>
          </table:table-cell>
        </table:table-row>
        <table:table-row table:style-name="ro1">
          <table:table-cell office:value-type="float" office:value="19.1078" calcext:value-type="float">
            <text:p>19.1078</text:p>
          </table:table-cell>
          <table:table-cell office:value-type="float" office:value="0.0000007439" calcext:value-type="float">
            <text:p>7.439E-07</text:p>
          </table:table-cell>
        </table:table-row>
        <table:table-row table:style-name="ro1">
          <table:table-cell office:value-type="float" office:value="19.1574" calcext:value-type="float">
            <text:p>19.1574</text:p>
          </table:table-cell>
          <table:table-cell office:value-type="float" office:value="0.0000006935" calcext:value-type="float">
            <text:p>6.935E-07</text:p>
          </table:table-cell>
        </table:table-row>
        <table:table-row table:style-name="ro1">
          <table:table-cell office:value-type="float" office:value="19.207" calcext:value-type="float">
            <text:p>19.207</text:p>
          </table:table-cell>
          <table:table-cell office:value-type="float" office:value="0.0000006351" calcext:value-type="float">
            <text:p>6.351E-07</text:p>
          </table:table-cell>
        </table:table-row>
        <table:table-row table:style-name="ro1">
          <table:table-cell office:value-type="float" office:value="19.232" calcext:value-type="float">
            <text:p>19.232</text:p>
          </table:table-cell>
          <table:table-cell office:value-type="float" office:value="0.0000005921" calcext:value-type="float">
            <text:p>5.921E-07</text:p>
          </table:table-cell>
        </table:table-row>
        <table:table-row table:style-name="ro1">
          <table:table-cell office:value-type="float" office:value="19.3065" calcext:value-type="float">
            <text:p>19.3065</text:p>
          </table:table-cell>
          <table:table-cell office:value-type="float" office:value="0.0000006351" calcext:value-type="float">
            <text:p>6.351E-07</text:p>
          </table:table-cell>
        </table:table-row>
        <table:table-row table:style-name="ro1">
          <table:table-cell office:value-type="float" office:value="19.4063" calcext:value-type="float">
            <text:p>19.4063</text:p>
          </table:table-cell>
          <table:table-cell office:value-type="float" office:value="0.0000006693" calcext:value-type="float">
            <text:p>6.693E-07</text:p>
          </table:table-cell>
        </table:table-row>
        <table:table-row table:style-name="ro1">
          <table:table-cell office:value-type="float" office:value="19.4313" calcext:value-type="float">
            <text:p>19.4313</text:p>
          </table:table-cell>
          <table:table-cell office:value-type="float" office:value="0.0000006811" calcext:value-type="float">
            <text:p>6.811E-07</text:p>
          </table:table-cell>
        </table:table-row>
        <table:table-row table:style-name="ro1">
          <table:table-cell office:value-type="float" office:value="19.532" calcext:value-type="float">
            <text:p>19.532</text:p>
          </table:table-cell>
          <table:table-cell office:value-type="float" office:value="0.0000006576" calcext:value-type="float">
            <text:p>6.576E-07</text:p>
          </table:table-cell>
        </table:table-row>
        <table:table-row table:style-name="ro1">
          <table:table-cell office:value-type="float" office:value="19.5574" calcext:value-type="float">
            <text:p>19.5574</text:p>
          </table:table-cell>
          <table:table-cell office:value-type="float" office:value="0.0000006023" calcext:value-type="float">
            <text:p>6.023E-07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0.00000056388" calcext:value-type="float">
            <text:p>5.6388E-07</text:p>
          </table:table-cell>
        </table:table-row>
        <table:table-row table:style-name="ro1">
          <table:table-cell office:value-type="float" office:value="19.6308" calcext:value-type="float">
            <text:p>19.6308</text:p>
          </table:table-cell>
          <table:table-cell office:value-type="float" office:value="0.00000041019" calcext:value-type="float">
            <text:p>4.1019E-07</text:p>
          </table:table-cell>
        </table:table-row>
        <table:table-row table:style-name="ro1">
          <table:table-cell office:value-type="float" office:value="19.6495" calcext:value-type="float">
            <text:p>19.6495</text:p>
          </table:table-cell>
          <table:table-cell office:value-type="float" office:value="0.00000049212" calcext:value-type="float">
            <text:p>4.9212E-07</text:p>
          </table:table-cell>
        </table:table-row>
        <table:table-row table:style-name="ro1">
          <table:table-cell office:value-type="float" office:value="19.6718" calcext:value-type="float">
            <text:p>19.6718</text:p>
          </table:table-cell>
          <table:table-cell office:value-type="float" office:value="0.00000045473" calcext:value-type="float">
            <text:p>4.5473E-07</text:p>
          </table:table-cell>
        </table:table-row>
        <table:table-row table:style-name="ro1">
          <table:table-cell office:value-type="float" office:value="19.7071" calcext:value-type="float">
            <text:p>19.7071</text:p>
          </table:table-cell>
          <table:table-cell office:value-type="float" office:value="0.00000037077" calcext:value-type="float">
            <text:p>3.7077E-07</text:p>
          </table:table-cell>
        </table:table-row>
        <table:table-row table:style-name="ro1">
          <table:table-cell office:value-type="float" office:value="19.7615" calcext:value-type="float">
            <text:p>19.7615</text:p>
          </table:table-cell>
          <table:table-cell office:value-type="float" office:value="0.00000033149" calcext:value-type="float">
            <text:p>3.3149E-07</text:p>
          </table:table-cell>
        </table:table-row>
        <table:table-row table:style-name="ro1">
          <table:table-cell office:value-type="float" office:value="19.8127" calcext:value-type="float">
            <text:p>19.8127</text:p>
          </table:table-cell>
          <table:table-cell office:value-type="float" office:value="0.00000031447" calcext:value-type="float">
            <text:p>3.1447E-07</text:p>
          </table:table-cell>
        </table:table-row>
        <table:table-row table:style-name="ro1">
          <table:table-cell office:value-type="float" office:value="19.8637" calcext:value-type="float">
            <text:p>19.8637</text:p>
          </table:table-cell>
          <table:table-cell office:value-type="float" office:value="0.00000034329" calcext:value-type="float">
            <text:p>3.4329E-07</text:p>
          </table:table-cell>
        </table:table-row>
        <table:table-row table:style-name="ro1">
          <table:table-cell office:value-type="float" office:value="19.915" calcext:value-type="float">
            <text:p>19.915</text:p>
          </table:table-cell>
          <table:table-cell office:value-type="float" office:value="0.00000034935" calcext:value-type="float">
            <text:p>3.4935E-07</text:p>
          </table:table-cell>
        </table:table-row>
        <table:table-row table:style-name="ro1">
          <table:table-cell office:value-type="float" office:value="19.9667" calcext:value-type="float">
            <text:p>19.9667</text:p>
          </table:table-cell>
          <table:table-cell office:value-type="float" office:value="0.00000031997" calcext:value-type="float">
            <text:p>3.1997E-07</text:p>
          </table:table-cell>
        </table:table-row>
        <table:table-row table:style-name="ro1">
          <table:table-cell office:value-type="float" office:value="20.0184" calcext:value-type="float">
            <text:p>20.0184</text:p>
          </table:table-cell>
          <table:table-cell office:value-type="float" office:value="0.00000029826" calcext:value-type="float">
            <text:p>2.9826E-07</text:p>
          </table:table-cell>
        </table:table-row>
        <table:table-row table:style-name="ro1">
          <table:table-cell office:value-type="float" office:value="20.0444" calcext:value-type="float">
            <text:p>20.0444</text:p>
          </table:table-cell>
          <table:table-cell office:value-type="float" office:value="0.00000028295" calcext:value-type="float">
            <text:p>2.8295E-07</text:p>
          </table:table-cell>
        </table:table-row>
        <table:table-row table:style-name="ro1">
          <table:table-cell office:value-type="float" office:value="20.0963" calcext:value-type="float">
            <text:p>20.0963</text:p>
          </table:table-cell>
          <table:table-cell office:value-type="float" office:value="0.00000026374" calcext:value-type="float">
            <text:p>2.6374E-07</text:p>
          </table:table-cell>
        </table:table-row>
        <table:table-row table:style-name="ro1">
          <table:table-cell office:value-type="float" office:value="20.1484" calcext:value-type="float">
            <text:p>20.1484</text:p>
          </table:table-cell>
          <table:table-cell office:value-type="float" office:value="0.00000024584" calcext:value-type="float">
            <text:p>2.4584E-07</text:p>
          </table:table-cell>
        </table:table-row>
        <table:table-row table:style-name="ro1">
          <table:table-cell office:value-type="float" office:value="20.2005" calcext:value-type="float">
            <text:p>20.2005</text:p>
          </table:table-cell>
          <table:table-cell office:value-type="float" office:value="0.00000023734" calcext:value-type="float">
            <text:p>2.3734E-07</text:p>
          </table:table-cell>
        </table:table-row>
        <table:table-row table:style-name="ro1">
          <table:table-cell office:value-type="float" office:value="20.2527" calcext:value-type="float">
            <text:p>20.2527</text:p>
          </table:table-cell>
          <table:table-cell office:value-type="float" office:value="0.00000024581" calcext:value-type="float">
            <text:p>2.4581E-07</text:p>
          </table:table-cell>
        </table:table-row>
        <table:table-row table:style-name="ro1">
          <table:table-cell office:value-type="float" office:value="20.3311" calcext:value-type="float">
            <text:p>20.3311</text:p>
          </table:table-cell>
          <table:table-cell office:value-type="float" office:value="0.00000026366" calcext:value-type="float">
            <text:p>2.6366E-07</text:p>
          </table:table-cell>
        </table:table-row>
        <table:table-row table:style-name="ro1">
          <table:table-cell office:value-type="float" office:value="20.4099" calcext:value-type="float">
            <text:p>20.4099</text:p>
          </table:table-cell>
          <table:table-cell office:value-type="float" office:value="0.00000028282" calcext:value-type="float">
            <text:p>2.8282E-07</text:p>
          </table:table-cell>
        </table:table-row>
        <table:table-row table:style-name="ro1">
          <table:table-cell office:value-type="float" office:value="20.4625" calcext:value-type="float">
            <text:p>20.4625</text:p>
          </table:table-cell>
          <table:table-cell office:value-type="float" office:value="0.00000029809" calcext:value-type="float">
            <text:p>2.9809E-07</text:p>
          </table:table-cell>
        </table:table-row>
        <table:table-row table:style-name="ro1">
          <table:table-cell office:value-type="float" office:value="20.5421" calcext:value-type="float">
            <text:p>20.5421</text:p>
          </table:table-cell>
          <table:table-cell office:value-type="float" office:value="0.00000027785" calcext:value-type="float">
            <text:p>2.7785E-07</text:p>
          </table:table-cell>
        </table:table-row>
        <table:table-row table:style-name="ro1">
          <table:table-cell office:value-type="float" office:value="20.5953" calcext:value-type="float">
            <text:p>20.5953</text:p>
          </table:table-cell>
          <table:table-cell office:value-type="float" office:value="0.00000025899" calcext:value-type="float">
            <text:p>2.5899E-07</text:p>
          </table:table-cell>
        </table:table-row>
        <table:table-row table:style-name="ro1">
          <table:table-cell office:value-type="float" office:value="20.5954" calcext:value-type="float">
            <text:p>20.5954</text:p>
          </table:table-cell>
          <table:table-cell office:value-type="float" office:value="0.00000025896" calcext:value-type="float">
            <text:p>2.5896E-07</text:p>
          </table:table-cell>
        </table:table-row>
        <table:table-row table:style-name="ro1">
          <table:table-cell office:value-type="float" office:value="20.6487" calcext:value-type="float">
            <text:p>20.6487</text:p>
          </table:table-cell>
          <table:table-cell office:value-type="float" office:value="0.00000022508" calcext:value-type="float">
            <text:p>2.2508E-07</text:p>
          </table:table-cell>
        </table:table-row>
        <table:table-row table:style-name="ro1">
          <table:table-cell office:value-type="float" office:value="20.6488" calcext:value-type="float">
            <text:p>20.6488</text:p>
          </table:table-cell>
          <table:table-cell office:value-type="float" office:value="0.00000022504" calcext:value-type="float">
            <text:p>2.2504E-07</text:p>
          </table:table-cell>
        </table:table-row>
        <table:table-row table:style-name="ro1">
          <table:table-cell office:value-type="float" office:value="20.7023" calcext:value-type="float">
            <text:p>20.7023</text:p>
          </table:table-cell>
          <table:table-cell office:value-type="float" office:value="0.00000020977" calcext:value-type="float">
            <text:p>2.0977E-07</text:p>
          </table:table-cell>
        </table:table-row>
        <table:table-row table:style-name="ro1">
          <table:table-cell office:value-type="float" office:value="20.7291" calcext:value-type="float">
            <text:p>20.7291</text:p>
          </table:table-cell>
          <table:table-cell office:value-type="float" office:value="0.00000020611" calcext:value-type="float">
            <text:p>2.0611E-07</text:p>
          </table:table-cell>
        </table:table-row>
        <table:table-row table:style-name="ro1">
          <table:table-cell office:value-type="float" office:value="20.7825" calcext:value-type="float">
            <text:p>20.7825</text:p>
          </table:table-cell>
          <table:table-cell office:value-type="float" office:value="0.00000022109" calcext:value-type="float">
            <text:p>2.2109E-07</text:p>
          </table:table-cell>
        </table:table-row>
        <table:table-row table:style-name="ro1">
          <table:table-cell office:value-type="float" office:value="20.8023" calcext:value-type="float">
            <text:p>20.8023</text:p>
          </table:table-cell>
          <table:table-cell office:value-type="float" office:value="0.00000025893" calcext:value-type="float">
            <text:p>2.5893E-07</text:p>
          </table:table-cell>
        </table:table-row>
        <table:table-row table:style-name="ro1">
          <table:table-cell office:value-type="float" office:value="20.8358" calcext:value-type="float">
            <text:p>20.8358</text:p>
          </table:table-cell>
          <table:table-cell office:value-type="float" office:value="0.00000027897" calcext:value-type="float">
            <text:p>2.7897E-07</text:p>
          </table:table-cell>
        </table:table-row>
        <table:table-row table:style-name="ro1">
          <table:table-cell office:value-type="float" office:value="20.8928" calcext:value-type="float">
            <text:p>20.8928</text:p>
          </table:table-cell>
          <table:table-cell office:value-type="float" office:value="0.0000003113" calcext:value-type="float">
            <text:p>3.113E-07</text:p>
          </table:table-cell>
        </table:table-row>
        <table:table-row table:style-name="ro1">
          <table:table-cell office:value-type="float" office:value="20.9471" calcext:value-type="float">
            <text:p>20.9471</text:p>
          </table:table-cell>
          <table:table-cell office:value-type="float" office:value="0.00000026579" calcext:value-type="float">
            <text:p>2.6579E-07</text:p>
          </table:table-cell>
        </table:table-row>
        <table:table-row table:style-name="ro1">
          <table:table-cell office:value-type="float" office:value="20.998" calcext:value-type="float">
            <text:p>20.998</text:p>
          </table:table-cell>
          <table:table-cell office:value-type="float" office:value="0.00000024558" calcext:value-type="float">
            <text:p>2.4558E-07</text:p>
          </table:table-cell>
        </table:table-row>
        <table:table-row table:style-name="ro1">
          <table:table-cell office:value-type="float" office:value="21.0015" calcext:value-type="float">
            <text:p>21.0015</text:p>
          </table:table-cell>
          <table:table-cell office:value-type="float" office:value="0.00000024078" calcext:value-type="float">
            <text:p>2.4078E-07</text:p>
          </table:table-cell>
        </table:table-row>
        <table:table-row table:style-name="ro1">
          <table:table-cell office:value-type="float" office:value="21.0796" calcext:value-type="float">
            <text:p>21.0796</text:p>
          </table:table-cell>
          <table:table-cell office:value-type="float" office:value="0.00000022891" calcext:value-type="float">
            <text:p>2.2891E-07</text:p>
          </table:table-cell>
        </table:table-row>
        <table:table-row table:style-name="ro1">
          <table:table-cell office:value-type="float" office:value="21.1343" calcext:value-type="float">
            <text:p>21.1343</text:p>
          </table:table-cell>
          <table:table-cell office:value-type="float" office:value="0.00000020966" calcext:value-type="float">
            <text:p>2.0966E-07</text:p>
          </table:table-cell>
        </table:table-row>
        <table:table-row table:style-name="ro1">
          <table:table-cell office:value-type="float" office:value="21.1617" calcext:value-type="float">
            <text:p>21.1617</text:p>
          </table:table-cell>
          <table:table-cell office:value-type="float" office:value="0.0000001989" calcext:value-type="float">
            <text:p>1.989E-07</text:p>
          </table:table-cell>
        </table:table-row>
        <table:table-row table:style-name="ro1">
          <table:table-cell office:value-type="float" office:value="21.2165" calcext:value-type="float">
            <text:p>21.2165</text:p>
          </table:table-cell>
          <table:table-cell office:value-type="float" office:value="0.00000017901" calcext:value-type="float">
            <text:p>1.7901E-07</text:p>
          </table:table-cell>
        </table:table-row>
        <table:table-row table:style-name="ro1">
          <table:table-cell office:value-type="float" office:value="21.2166" calcext:value-type="float">
            <text:p>21.2166</text:p>
          </table:table-cell>
          <table:table-cell office:value-type="float" office:value="0.000000179" calcext:value-type="float">
            <text:p>1.79E-07</text:p>
          </table:table-cell>
        </table:table-row>
        <table:table-row table:style-name="ro1">
          <table:table-cell office:value-type="float" office:value="21.2716" calcext:value-type="float">
            <text:p>21.2716</text:p>
          </table:table-cell>
          <table:table-cell office:value-type="float" office:value="0.00000016685" calcext:value-type="float">
            <text:p>1.6685E-07</text:p>
          </table:table-cell>
        </table:table-row>
        <table:table-row table:style-name="ro1">
          <table:table-cell office:value-type="float" office:value="21.3543" calcext:value-type="float">
            <text:p>21.3543</text:p>
          </table:table-cell>
          <table:table-cell office:value-type="float" office:value="0.00000015552" calcext:value-type="float">
            <text:p>1.5552E-07</text:p>
          </table:table-cell>
        </table:table-row>
        <table:table-row table:style-name="ro1">
          <table:table-cell office:value-type="float" office:value="21.382" calcext:value-type="float">
            <text:p>21.382</text:p>
          </table:table-cell>
          <table:table-cell office:value-type="float" office:value="0.00000014754" calcext:value-type="float">
            <text:p>1.4754E-07</text:p>
          </table:table-cell>
        </table:table-row>
        <table:table-row table:style-name="ro1">
          <table:table-cell office:value-type="float" office:value="21.4371" calcext:value-type="float">
            <text:p>21.4371</text:p>
          </table:table-cell>
          <table:table-cell office:value-type="float" office:value="0.00000015826" calcext:value-type="float">
            <text:p>1.5826E-07</text:p>
          </table:table-cell>
        </table:table-row>
        <table:table-row table:style-name="ro1">
          <table:table-cell office:value-type="float" office:value="21.4923" calcext:value-type="float">
            <text:p>21.4923</text:p>
          </table:table-cell>
          <table:table-cell office:value-type="float" office:value="0.00000017277" calcext:value-type="float">
            <text:p>1.7277E-07</text:p>
          </table:table-cell>
        </table:table-row>
        <table:table-row table:style-name="ro1">
          <table:table-cell office:value-type="float" office:value="21.5131" calcext:value-type="float">
            <text:p>21.5131</text:p>
          </table:table-cell>
          <table:table-cell office:value-type="float" office:value="0.00000017933" calcext:value-type="float">
            <text:p>1.7933E-07</text:p>
          </table:table-cell>
        </table:table-row>
        <table:table-row table:style-name="ro1">
          <table:table-cell office:value-type="float" office:value="21.5545" calcext:value-type="float">
            <text:p>21.5545</text:p>
          </table:table-cell>
          <table:table-cell office:value-type="float" office:value="0.00000019968" calcext:value-type="float">
            <text:p>1.9968E-07</text:p>
          </table:table-cell>
        </table:table-row>
        <table:table-row table:style-name="ro1">
          <table:table-cell office:value-type="float" office:value="21.5927" calcext:value-type="float">
            <text:p>21.5927</text:p>
          </table:table-cell>
          <table:table-cell office:value-type="float" office:value="0.00000021751" calcext:value-type="float">
            <text:p>2.1751E-07</text:p>
          </table:table-cell>
        </table:table-row>
        <table:table-row table:style-name="ro1">
          <table:table-cell office:value-type="float" office:value="21.6308" calcext:value-type="float">
            <text:p>21.6308</text:p>
          </table:table-cell>
          <table:table-cell office:value-type="float" office:value="0.00000023745" calcext:value-type="float">
            <text:p>2.3745E-07</text:p>
          </table:table-cell>
        </table:table-row>
        <table:table-row table:style-name="ro1">
          <table:table-cell office:value-type="float" office:value="21.6939" calcext:value-type="float">
            <text:p>21.6939</text:p>
          </table:table-cell>
          <table:table-cell office:value-type="float" office:value="0.00000022182" calcext:value-type="float">
            <text:p>2.2182E-07</text:p>
          </table:table-cell>
        </table:table-row>
        <table:table-row table:style-name="ro1">
          <table:table-cell office:value-type="float" office:value="21.7221" calcext:value-type="float">
            <text:p>21.7221</text:p>
          </table:table-cell>
          <table:table-cell office:value-type="float" office:value="0.0000001979" calcext:value-type="float">
            <text:p>1.979E-07</text:p>
          </table:table-cell>
        </table:table-row>
        <table:table-row table:style-name="ro1">
          <table:table-cell office:value-type="float" office:value="21.7749" calcext:value-type="float">
            <text:p>21.7749</text:p>
          </table:table-cell>
          <table:table-cell office:value-type="float" office:value="0.0000001898" calcext:value-type="float">
            <text:p>1.898E-07</text:p>
          </table:table-cell>
        </table:table-row>
        <table:table-row table:style-name="ro1">
          <table:table-cell office:value-type="float" office:value="21.8415" calcext:value-type="float">
            <text:p>21.8415</text:p>
          </table:table-cell>
          <table:table-cell office:value-type="float" office:value="0.00000021413" calcext:value-type="float">
            <text:p>2.1413E-07</text:p>
          </table:table-cell>
        </table:table-row>
        <table:table-row table:style-name="ro1">
          <table:table-cell office:value-type="float" office:value="21.9047" calcext:value-type="float">
            <text:p>21.9047</text:p>
          </table:table-cell>
          <table:table-cell office:value-type="float" office:value="0.00000024912" calcext:value-type="float">
            <text:p>2.4912E-07</text:p>
          </table:table-cell>
        </table:table-row>
        <table:table-row table:style-name="ro1">
          <table:table-cell office:value-type="float" office:value="22.0006" calcext:value-type="float">
            <text:p>22.0006</text:p>
          </table:table-cell>
          <table:table-cell office:value-type="float" office:value="0.00000021409" calcext:value-type="float">
            <text:p>2.1409E-07</text:p>
          </table:table-cell>
        </table:table-row>
        <table:table-row table:style-name="ro1">
          <table:table-cell office:value-type="float" office:value="22.0827" calcext:value-type="float">
            <text:p>22.0827</text:p>
          </table:table-cell>
          <table:table-cell office:value-type="float" office:value="0.00000018521" calcext:value-type="float">
            <text:p>1.8521E-07</text:p>
          </table:table-cell>
        </table:table-row>
        <table:table-row table:style-name="ro1">
          <table:table-cell office:value-type="float" office:value="22.0899" calcext:value-type="float">
            <text:p>22.0899</text:p>
          </table:table-cell>
          <table:table-cell office:value-type="float" office:value="0.00000017882" calcext:value-type="float">
            <text:p>1.7882E-07</text:p>
          </table:table-cell>
        </table:table-row>
        <table:table-row table:style-name="ro1">
          <table:table-cell office:value-type="float" office:value="22.1397" calcext:value-type="float">
            <text:p>22.1397</text:p>
          </table:table-cell>
          <table:table-cell office:value-type="float" office:value="0.00000019867" calcext:value-type="float">
            <text:p>1.9867E-07</text:p>
          </table:table-cell>
        </table:table-row>
        <table:table-row table:style-name="ro1">
          <table:table-cell office:value-type="float" office:value="22.1968" calcext:value-type="float">
            <text:p>22.1968</text:p>
          </table:table-cell>
          <table:table-cell office:value-type="float" office:value="0.0000002094" calcext:value-type="float">
            <text:p>2.094E-07</text:p>
          </table:table-cell>
        </table:table-row>
        <table:table-row table:style-name="ro1">
          <table:table-cell office:value-type="float" office:value="22.2074" calcext:value-type="float">
            <text:p>22.2074</text:p>
          </table:table-cell>
          <table:table-cell office:value-type="float" office:value="0.00000022661" calcext:value-type="float">
            <text:p>2.2661E-07</text:p>
          </table:table-cell>
        </table:table-row>
        <table:table-row table:style-name="ro1">
          <table:table-cell office:value-type="float" office:value="22.2543" calcext:value-type="float">
            <text:p>22.2543</text:p>
          </table:table-cell>
          <table:table-cell office:value-type="float" office:value="0.00000019519" calcext:value-type="float">
            <text:p>1.9519E-07</text:p>
          </table:table-cell>
        </table:table-row>
        <table:table-row table:style-name="ro1">
          <table:table-cell office:value-type="float" office:value="22.3705" calcext:value-type="float">
            <text:p>22.3705</text:p>
          </table:table-cell>
          <table:table-cell office:value-type="float" office:value="0.00000011938" calcext:value-type="float">
            <text:p>1.1938E-07</text:p>
          </table:table-cell>
        </table:table-row>
        <table:table-row table:style-name="ro1">
          <table:table-cell office:value-type="float" office:value="22.4285" calcext:value-type="float">
            <text:p>22.4285</text:p>
          </table:table-cell>
          <table:table-cell office:value-type="float" office:value="0.00000011128" calcext:value-type="float">
            <text:p>1.1128E-07</text:p>
          </table:table-cell>
        </table:table-row>
        <table:table-row table:style-name="ro1">
          <table:table-cell office:value-type="float" office:value="22.4285" calcext:value-type="float">
            <text:p>22.4285</text:p>
          </table:table-cell>
          <table:table-cell office:value-type="float" office:value="0.00000011128" calcext:value-type="float">
            <text:p>1.1128E-07</text:p>
          </table:table-cell>
        </table:table-row>
        <table:table-row table:style-name="ro1">
          <table:table-cell office:value-type="float" office:value="22.5445" calcext:value-type="float">
            <text:p>22.5445</text:p>
          </table:table-cell>
          <table:table-cell office:value-type="float" office:value="0.00000011524" calcext:value-type="float">
            <text:p>1.1524E-07</text:p>
          </table:table-cell>
        </table:table-row>
        <table:table-row table:style-name="ro1">
          <table:table-cell office:value-type="float" office:value="22.6608" calcext:value-type="float">
            <text:p>22.6608</text:p>
          </table:table-cell>
          <table:table-cell office:value-type="float" office:value="0.00000014224" calcext:value-type="float">
            <text:p>1.4224E-07</text:p>
          </table:table-cell>
        </table:table-row>
        <table:table-row table:style-name="ro1">
          <table:table-cell office:value-type="float" office:value="22.7193" calcext:value-type="float">
            <text:p>22.7193</text:p>
          </table:table-cell>
          <table:table-cell office:value-type="float" office:value="0.00000014475" calcext:value-type="float">
            <text:p>1.4475E-07</text:p>
          </table:table-cell>
        </table:table-row>
        <table:table-row table:style-name="ro1">
          <table:table-cell office:value-type="float" office:value="22.8371" calcext:value-type="float">
            <text:p>22.8371</text:p>
          </table:table-cell>
          <table:table-cell office:value-type="float" office:value="0.00000013492" calcext:value-type="float">
            <text:p>1.3492E-07</text:p>
          </table:table-cell>
        </table:table-row>
        <table:table-row table:style-name="ro1">
          <table:table-cell office:value-type="float" office:value="22.8666" calcext:value-type="float">
            <text:p>22.8666</text:p>
          </table:table-cell>
          <table:table-cell office:value-type="float" office:value="0.00000013026" calcext:value-type="float">
            <text:p>1.3026E-07</text:p>
          </table:table-cell>
        </table:table-row>
        <table:table-row table:style-name="ro1">
          <table:table-cell office:value-type="float" office:value="22.9555" calcext:value-type="float">
            <text:p>22.9555</text:p>
          </table:table-cell>
          <table:table-cell office:value-type="float" office:value="0.00000012356" calcext:value-type="float">
            <text:p>1.2356E-07</text:p>
          </table:table-cell>
        </table:table-row>
        <table:table-row table:style-name="ro1">
          <table:table-cell office:value-type="float" office:value="23.0447" calcext:value-type="float">
            <text:p>23.0447</text:p>
          </table:table-cell>
          <table:table-cell office:value-type="float" office:value="0.00000011721" calcext:value-type="float">
            <text:p>1.1721E-07</text:p>
          </table:table-cell>
        </table:table-row>
        <table:table-row table:style-name="ro1">
          <table:table-cell office:value-type="float" office:value="23.1641" calcext:value-type="float">
            <text:p>23.1641</text:p>
          </table:table-cell>
          <table:table-cell office:value-type="float" office:value="0.00000010925" calcext:value-type="float">
            <text:p>1.0925E-07</text:p>
          </table:table-cell>
        </table:table-row>
        <table:table-row table:style-name="ro1">
          <table:table-cell office:value-type="float" office:value="23.2241" calcext:value-type="float">
            <text:p>23.2241</text:p>
          </table:table-cell>
          <table:table-cell office:value-type="float" office:value="0.00000010364" calcext:value-type="float">
            <text:p>1.0364E-07</text:p>
          </table:table-cell>
        </table:table-row>
        <table:table-row table:style-name="ro1">
          <table:table-cell office:value-type="float" office:value="23.3143" calcext:value-type="float">
            <text:p>23.3143</text:p>
          </table:table-cell>
          <table:table-cell office:value-type="float" office:value="0.00000009831" calcext:value-type="float">
            <text:p>9.831E-08</text:p>
          </table:table-cell>
        </table:table-row>
        <table:table-row table:style-name="ro1">
          <table:table-cell office:value-type="float" office:value="23.3445" calcext:value-type="float">
            <text:p>23.3445</text:p>
          </table:table-cell>
          <table:table-cell office:value-type="float" office:value="0.0000000966" calcext:value-type="float">
            <text:p>9.66E-08</text:p>
          </table:table-cell>
        </table:table-row>
        <table:table-row table:style-name="ro1">
          <table:table-cell office:value-type="float" office:value="23.4354" calcext:value-type="float">
            <text:p>23.4354</text:p>
          </table:table-cell>
          <table:table-cell office:value-type="float" office:value="0.00000008104" calcext:value-type="float">
            <text:p>8.104E-08</text:p>
          </table:table-cell>
        </table:table-row>
        <table:table-row table:style-name="ro1">
          <table:table-cell office:value-type="float" office:value="23.4961" calcext:value-type="float">
            <text:p>23.4961</text:p>
          </table:table-cell>
          <table:table-cell office:value-type="float" office:value="0.00000007423" calcext:value-type="float">
            <text:p>7.423E-08</text:p>
          </table:table-cell>
        </table:table-row>
        <table:table-row table:style-name="ro1">
          <table:table-cell office:value-type="float" office:value="23.4962" calcext:value-type="float">
            <text:p>23.4962</text:p>
          </table:table-cell>
          <table:table-cell office:value-type="float" office:value="0.00000007554" calcext:value-type="float">
            <text:p>7.554E-08</text:p>
          </table:table-cell>
        </table:table-row>
        <table:table-row table:style-name="ro1">
          <table:table-cell office:value-type="float" office:value="23.5568" calcext:value-type="float">
            <text:p>23.5568</text:p>
          </table:table-cell>
          <table:table-cell office:value-type="float" office:value="0.00000007962" calcext:value-type="float">
            <text:p>7.962E-08</text:p>
          </table:table-cell>
        </table:table-row>
        <table:table-row table:style-name="ro1">
          <table:table-cell office:value-type="float" office:value="23.5871" calcext:value-type="float">
            <text:p>23.5871</text:p>
          </table:table-cell>
          <table:table-cell office:value-type="float" office:value="0.00000008246" calcext:value-type="float">
            <text:p>8.246E-08</text:p>
          </table:table-cell>
        </table:table-row>
        <table:table-row table:style-name="ro1">
          <table:table-cell office:value-type="float" office:value="23.6793" calcext:value-type="float">
            <text:p>23.6793</text:p>
          </table:table-cell>
          <table:table-cell office:value-type="float" office:value="0.00000006118" calcext:value-type="float">
            <text:p>6.118E-08</text:p>
          </table:table-cell>
        </table:table-row>
        <table:table-row table:style-name="ro1">
          <table:table-cell office:value-type="float" office:value="23.7093" calcext:value-type="float">
            <text:p>23.7093</text:p>
          </table:table-cell>
          <table:table-cell office:value-type="float" office:value="0.0000000796" calcext:value-type="float">
            <text:p>7.96E-08</text:p>
          </table:table-cell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0.000000057145" calcext:value-type="float">
            <text:p>5.7145E-08</text:p>
          </table:table-cell>
        </table:table-row>
        <table:table-row table:style-name="ro1">
          <table:table-cell office:value-type="float" office:value="23.7407" calcext:value-type="float">
            <text:p>23.7407</text:p>
          </table:table-cell>
          <table:table-cell office:value-type="float" office:value="0.000000057025" calcext:value-type="float">
            <text:p>5.7025E-08</text:p>
          </table:table-cell>
        </table:table-row>
        <table:table-row table:style-name="ro1">
          <table:table-cell office:value-type="float" office:value="23.7714" calcext:value-type="float">
            <text:p>23.7714</text:p>
          </table:table-cell>
          <table:table-cell office:value-type="float" office:value="0.000000055056" calcext:value-type="float">
            <text:p>5.5056E-08</text:p>
          </table:table-cell>
        </table:table-row>
        <table:table-row table:style-name="ro1">
          <table:table-cell office:value-type="float" office:value="23.8015" calcext:value-type="float">
            <text:p>23.8015</text:p>
          </table:table-cell>
          <table:table-cell office:value-type="float" office:value="0.00000007164" calcext:value-type="float">
            <text:p>7.164E-08</text:p>
          </table:table-cell>
        </table:table-row>
        <table:table-row table:style-name="ro1">
          <table:table-cell office:value-type="float" office:value="23.8016" calcext:value-type="float">
            <text:p>23.8016</text:p>
          </table:table-cell>
          <table:table-cell office:value-type="float" office:value="0.00000007159" calcext:value-type="float">
            <text:p>7.159E-08</text:p>
          </table:table-cell>
        </table:table-row>
        <table:table-row table:style-name="ro1">
          <table:table-cell office:value-type="float" office:value="23.8638" calcext:value-type="float">
            <text:p>23.8638</text:p>
          </table:table-cell>
          <table:table-cell office:value-type="float" office:value="0.000000051318" calcext:value-type="float">
            <text:p>5.1318E-08</text:p>
          </table:table-cell>
        </table:table-row>
        <table:table-row table:style-name="ro1">
          <table:table-cell office:value-type="float" office:value="23.9255" calcext:value-type="float">
            <text:p>23.9255</text:p>
          </table:table-cell>
          <table:table-cell office:value-type="float" office:value="0.000000049544" calcext:value-type="float">
            <text:p>4.9544E-08</text:p>
          </table:table-cell>
        </table:table-row>
        <table:table-row table:style-name="ro1">
          <table:table-cell office:value-type="float" office:value="24.0185" calcext:value-type="float">
            <text:p>24.0185</text:p>
          </table:table-cell>
          <table:table-cell office:value-type="float" office:value="0.000000045378" calcext:value-type="float">
            <text:p>4.5378E-08</text:p>
          </table:table-cell>
        </table:table-row>
        <table:table-row table:style-name="ro1">
          <table:table-cell office:value-type="float" office:value="24.0186" calcext:value-type="float">
            <text:p>24.0186</text:p>
          </table:table-cell>
          <table:table-cell office:value-type="float" office:value="0.000000045376" calcext:value-type="float">
            <text:p>4.5376E-08</text:p>
          </table:table-cell>
        </table:table-row>
        <table:table-row table:style-name="ro1">
          <table:table-cell office:value-type="float" office:value="24.1119" calcext:value-type="float">
            <text:p>24.1119</text:p>
          </table:table-cell>
          <table:table-cell office:value-type="float" office:value="0.000000042295" calcext:value-type="float">
            <text:p>4.2295E-08</text:p>
          </table:table-cell>
        </table:table-row>
        <table:table-row table:style-name="ro1">
          <table:table-cell office:value-type="float" office:value="24.1744" calcext:value-type="float">
            <text:p>24.1744</text:p>
          </table:table-cell>
          <table:table-cell office:value-type="float" office:value="0.000000039425" calcext:value-type="float">
            <text:p>3.9425E-08</text:p>
          </table:table-cell>
        </table:table-row>
        <table:table-row table:style-name="ro1">
          <table:table-cell office:value-type="float" office:value="24.2684" calcext:value-type="float">
            <text:p>24.2684</text:p>
          </table:table-cell>
          <table:table-cell office:value-type="float" office:value="0.000000036748" calcext:value-type="float">
            <text:p>3.6748E-08</text:p>
          </table:table-cell>
        </table:table-row>
        <table:table-row table:style-name="ro1">
          <table:table-cell office:value-type="float" office:value="24.3627" calcext:value-type="float">
            <text:p>24.3627</text:p>
          </table:table-cell>
          <table:table-cell office:value-type="float" office:value="0.000000034252" calcext:value-type="float">
            <text:p>3.4252E-08</text:p>
          </table:table-cell>
        </table:table-row>
        <table:table-row table:style-name="ro1">
          <table:table-cell office:value-type="float" office:value="24.4258" calcext:value-type="float">
            <text:p>24.4258</text:p>
          </table:table-cell>
          <table:table-cell office:value-type="float" office:value="0.000000031372" calcext:value-type="float">
            <text:p>3.1372E-08</text:p>
          </table:table-cell>
        </table:table-row>
        <table:table-row table:style-name="ro1">
          <table:table-cell office:value-type="float" office:value="24.4574" calcext:value-type="float">
            <text:p>24.4574</text:p>
          </table:table-cell>
          <table:table-cell office:value-type="float" office:value="0.000000030825" calcext:value-type="float">
            <text:p>3.0825E-08</text:p>
          </table:table-cell>
        </table:table-row>
        <table:table-row table:style-name="ro1">
          <table:table-cell office:value-type="float" office:value="24.5838" calcext:value-type="float">
            <text:p>24.5838</text:p>
          </table:table-cell>
          <table:table-cell office:value-type="float" office:value="0.000000034851" calcext:value-type="float">
            <text:p>3.4851E-08</text:p>
          </table:table-cell>
        </table:table-row>
        <table:table-row table:style-name="ro1">
          <table:table-cell office:value-type="float" office:value="24.6153" calcext:value-type="float">
            <text:p>24.6153</text:p>
          </table:table-cell>
          <table:table-cell office:value-type="float" office:value="0.000000038047" calcext:value-type="float">
            <text:p>3.8047E-08</text:p>
          </table:table-cell>
        </table:table-row>
        <table:table-row table:style-name="ro1">
          <table:table-cell office:value-type="float" office:value="24.6469" calcext:value-type="float">
            <text:p>24.6469</text:p>
          </table:table-cell>
          <table:table-cell office:value-type="float" office:value="0.000000040813" calcext:value-type="float">
            <text:p>4.0813E-08</text:p>
          </table:table-cell>
        </table:table-row>
        <table:table-row table:style-name="ro1">
          <table:table-cell office:value-type="float" office:value="24.679" calcext:value-type="float">
            <text:p>24.679</text:p>
          </table:table-cell>
          <table:table-cell office:value-type="float" office:value="0.000000037383" calcext:value-type="float">
            <text:p>3.7383E-08</text:p>
          </table:table-cell>
        </table:table-row>
        <table:table-row table:style-name="ro1">
          <table:table-cell office:value-type="float" office:value="24.7511" calcext:value-type="float">
            <text:p>24.7511</text:p>
          </table:table-cell>
          <table:table-cell office:value-type="float" office:value="0.000000032269" calcext:value-type="float">
            <text:p>3.2269E-08</text:p>
          </table:table-cell>
        </table:table-row>
        <table:table-row table:style-name="ro1">
          <table:table-cell office:value-type="float" office:value="24.8155" calcext:value-type="float">
            <text:p>24.8155</text:p>
          </table:table-cell>
          <table:table-cell office:value-type="float" office:value="0.000000026777" calcext:value-type="float">
            <text:p>2.6777E-08</text:p>
          </table:table-cell>
        </table:table-row>
        <table:table-row table:style-name="ro1">
          <table:table-cell office:value-type="float" office:value="24.848" calcext:value-type="float">
            <text:p>24.848</text:p>
          </table:table-cell>
          <table:table-cell office:value-type="float" office:value="0.00000002169" calcext:value-type="float">
            <text:p>2.169E-08</text:p>
          </table:table-cell>
        </table:table-row>
        <table:table-row table:style-name="ro1">
          <table:table-cell office:value-type="float" office:value="24.9155" calcext:value-type="float">
            <text:p>24.9155</text:p>
          </table:table-cell>
          <table:table-cell office:value-type="float" office:value="0.000000030743" calcext:value-type="float">
            <text:p>3.0743E-08</text:p>
          </table:table-cell>
        </table:table-row>
        <table:table-row table:style-name="ro1">
          <table:table-cell office:value-type="float" office:value="24.9951" calcext:value-type="float">
            <text:p>24.9951</text:p>
          </table:table-cell>
          <table:table-cell office:value-type="float" office:value="0.000000046133" calcext:value-type="float">
            <text:p>4.6133E-08</text:p>
          </table:table-cell>
        </table:table-row>
        <table:table-row table:style-name="ro1">
          <table:table-cell office:value-type="float" office:value="25.0887" calcext:value-type="float">
            <text:p>25.0887</text:p>
          </table:table-cell>
          <table:table-cell office:value-type="float" office:value="0.000000033705" calcext:value-type="float">
            <text:p>3.3705E-08</text:p>
          </table:table-cell>
        </table:table-row>
        <table:table-row table:style-name="ro1">
          <table:table-cell office:value-type="float" office:value="25.1868" calcext:value-type="float">
            <text:p>25.1868</text:p>
          </table:table-cell>
          <table:table-cell office:value-type="float" office:value="0.000000024356" calcext:value-type="float">
            <text:p>2.4356E-08</text:p>
          </table:table-cell>
        </table:table-row>
        <table:table-row table:style-name="ro1">
          <table:table-cell office:value-type="float" office:value="25.2965" calcext:value-type="float">
            <text:p>25.2965</text:p>
          </table:table-cell>
          <table:table-cell office:value-type="float" office:value="0.000000027417" calcext:value-type="float">
            <text:p>2.7417E-08</text:p>
          </table:table-cell>
        </table:table-row>
        <table:table-row table:style-name="ro1">
          <table:table-cell office:value-type="float" office:value="25.4601" calcext:value-type="float">
            <text:p>25.4601</text:p>
          </table:table-cell>
          <table:table-cell office:value-type="float" office:value="0.000000029472" calcext:value-type="float">
            <text:p>2.9472E-08</text:p>
          </table:table-cell>
        </table:table-row>
        <table:table-row table:style-name="ro1">
          <table:table-cell office:value-type="float" office:value="25.6874" calcext:value-type="float">
            <text:p>25.6874</text:p>
          </table:table-cell>
          <table:table-cell office:value-type="float" office:value="0.000000026058" calcext:value-type="float">
            <text:p>2.6058E-08</text:p>
          </table:table-cell>
        </table:table-row>
        <table:table-row table:style-name="ro1">
          <table:table-cell office:value-type="float" office:value="25.7918" calcext:value-type="float">
            <text:p>25.7918</text:p>
          </table:table-cell>
          <table:table-cell office:value-type="float" office:value="0.000000020333" calcext:value-type="float">
            <text:p>2.0333E-08</text:p>
          </table:table-cell>
        </table:table-row>
        <table:table-row table:style-name="ro1">
          <table:table-cell office:value-type="float" office:value="25.8924" calcext:value-type="float">
            <text:p>25.8924</text:p>
          </table:table-cell>
          <table:table-cell office:value-type="float" office:value="0.00000001629" calcext:value-type="float">
            <text:p>1.629E-08</text:p>
          </table:table-cell>
        </table:table-row>
        <table:table-row table:style-name="ro1">
          <table:table-cell office:value-type="float" office:value="26.0301" calcext:value-type="float">
            <text:p>26.0301</text:p>
          </table:table-cell>
          <table:table-cell office:value-type="float" office:value="0.000000019975" calcext:value-type="float">
            <text:p>1.9975E-08</text:p>
          </table:table-cell>
        </table:table-row>
        <table:table-row table:style-name="ro1">
          <table:table-cell office:value-type="float" office:value="26.1348" calcext:value-type="float">
            <text:p>26.1348</text:p>
          </table:table-cell>
          <table:table-cell office:value-type="float" office:value="0.000000025314" calcext:value-type="float">
            <text:p>2.5314E-08</text:p>
          </table:table-cell>
        </table:table-row>
        <table:table-row table:style-name="ro1">
          <table:table-cell office:value-type="float" office:value="26.261" calcext:value-type="float">
            <text:p>26.261</text:p>
          </table:table-cell>
          <table:table-cell office:value-type="float" office:value="0.000000031799" calcext:value-type="float">
            <text:p>3.1799E-08</text:p>
          </table:table-cell>
        </table:table-row>
        <table:table-row table:style-name="ro1">
          <table:table-cell office:value-type="float" office:value="26.3216" calcext:value-type="float">
            <text:p>26.3216</text:p>
          </table:table-cell>
          <table:table-cell office:value-type="float" office:value="0.000000019882" calcext:value-type="float">
            <text:p>1.9882E-08</text:p>
          </table:table-cell>
        </table:table-row>
        <table:table-row table:style-name="ro1">
          <table:table-cell office:value-type="float" office:value="26.4518" calcext:value-type="float">
            <text:p>26.4518</text:p>
          </table:table-cell>
          <table:table-cell office:value-type="float" office:value="0.000000007245" calcext:value-type="float">
            <text:p>7.245E-09</text:p>
          </table:table-cell>
        </table:table-row>
        <table:table-row table:style-name="ro1">
          <table:table-cell office:value-type="float" office:value="26.5815" calcext:value-type="float">
            <text:p>26.5815</text:p>
          </table:table-cell>
          <table:table-cell office:value-type="float" office:value="0.0000000042129" calcext:value-type="float">
            <text:p>4.2129E-09</text:p>
          </table:table-cell>
        </table:table-row>
        <table:table-row table:style-name="ro1">
          <table:table-cell office:value-type="float" office:value="26.7799" calcext:value-type="float">
            <text:p>26.7799</text:p>
          </table:table-cell>
          <table:table-cell office:value-type="float" office:value="0.0000000021933" calcext:value-type="float">
            <text:p>2.1933E-09</text:p>
          </table:table-cell>
        </table:table-row>
        <table:table-row table:style-name="ro1">
          <table:table-cell office:value-type="float" office:value="26.8004" calcext:value-type="float">
            <text:p>26.8004</text:p>
          </table:table-cell>
          <table:table-cell office:value-type="float" office:value="0.0000000010073" calcext:value-type="float">
            <text:p>1.0073E-09</text:p>
          </table:table-cell>
        </table:table-row>
        <table:table-row table:style-name="ro1">
          <table:table-cell office:value-type="float" office:value="27.1004" calcext:value-type="float">
            <text:p>27.1004</text:p>
          </table:table-cell>
          <table:table-cell office:value-type="float" office:value="0.0000000009916" calcext:value-type="float">
            <text:p>9.916E-10</text:p>
          </table:table-cell>
        </table:table-row>
        <table:table-row table:style-name="ro1">
          <table:table-cell office:value-type="float" office:value="27.2678" calcext:value-type="float">
            <text:p>27.2678</text:p>
          </table:table-cell>
          <table:table-cell office:value-type="float" office:value="0.0000000041826" calcext:value-type="float">
            <text:p>4.1826E-09</text:p>
          </table:table-cell>
        </table:table-row>
        <table:table-row table:style-name="ro1">
          <table:table-cell office:value-type="float" office:value="27.4171" calcext:value-type="float">
            <text:p>27.4171</text:p>
          </table:table-cell>
          <table:table-cell office:value-type="float" office:value="0.0000000009892" calcext:value-type="float">
            <text:p>9.892E-10</text:p>
          </table:table-cell>
        </table:table-row>
        <table:table-row table:style-name="ro1">
          <table:table-cell office:value-type="float" office:value="27.7294" calcext:value-type="float">
            <text:p>27.7294</text:p>
          </table:table-cell>
          <table:table-cell office:value-type="float" office:value="0.000000003975" calcext:value-type="float">
            <text:p>3.975E-09</text:p>
          </table:table-cell>
        </table:table-row>
        <table:table-row table:style-name="ro1">
          <table:table-cell office:value-type="float" office:value="28.076" calcext:value-type="float">
            <text:p>28.076</text:p>
          </table:table-cell>
          <table:table-cell office:value-type="float" office:value="0.0000000039913" calcext:value-type="float">
            <text:p>3.9913E-09</text:p>
          </table:table-cell>
        </table:table-row>
        <table:table-row table:style-name="ro1">
          <table:table-cell office:value-type="float" office:value="28.1522" calcext:value-type="float">
            <text:p>28.1522</text:p>
          </table:table-cell>
          <table:table-cell office:value-type="float" office:value="0.0000000010038" calcext:value-type="float">
            <text:p>1.0038E-09</text:p>
          </table:table-cell>
        </table:table-row>
        <table:table-row table:style-name="ro1">
          <table:table-cell office:value-type="float" office:value="28.5327" calcext:value-type="float">
            <text:p>28.5327</text:p>
          </table:table-cell>
          <table:table-cell office:value-type="float" office:value="0.0000000040248" calcext:value-type="float">
            <text:p>4.0248E-09</text:p>
          </table:table-cell>
        </table:table-row>
        <table:table-row table:style-name="ro1">
          <table:table-cell office:value-type="float" office:value="28.8094" calcext:value-type="float">
            <text:p>28.8094</text:p>
          </table:table-cell>
          <table:table-cell office:value-type="float" office:value="0.0000000009707" calcext:value-type="float">
            <text:p>9.707E-10</text:p>
          </table:table-cell>
        </table:table-row>
        <table:table-row table:style-name="ro1">
          <table:table-cell office:value-type="float" office:value="28.9376" calcext:value-type="float">
            <text:p>28.9376</text:p>
          </table:table-cell>
          <table:table-cell office:value-type="float" office:value="0.0000000025435" calcext:value-type="float">
            <text:p>2.5435E-09</text:p>
          </table:table-cell>
        </table:table-row>
        <table:table-row table:style-name="ro1">
          <table:table-cell office:value-type="float" office:value="29.0147" calcext:value-type="float">
            <text:p>29.0147</text:p>
          </table:table-cell>
          <table:table-cell office:value-type="float" office:value="0.0000000009727" calcext:value-type="float">
            <text:p>9.727E-10</text:p>
          </table:table-cell>
        </table:table-row>
        <table:table-row table:style-name="ro1">
          <table:table-cell office:value-type="float" office:value="29.6152" calcext:value-type="float">
            <text:p>29.6152</text:p>
          </table:table-cell>
          <table:table-cell office:value-type="float" office:value="0.0000000010047" calcext:value-type="float">
            <text:p>1.0047E-09</text:p>
          </table:table-cell>
        </table:table-row>
        <table:table-row table:style-name="ro1">
          <table:table-cell office:value-type="float" office:value="29.6928" calcext:value-type="float">
            <text:p>29.6928</text:p>
          </table:table-cell>
          <table:table-cell office:value-type="float" office:value="0.0000000017553" calcext:value-type="float">
            <text:p>1.7553E-09</text:p>
          </table:table-cell>
        </table:table-row>
        <table:table-row table:style-name="ro1">
          <table:table-cell office:value-type="float" office:value="29.8455" calcext:value-type="float">
            <text:p>29.8455</text:p>
          </table:table-cell>
          <table:table-cell office:value-type="float" office:value="0.0000000010089" calcext:value-type="float">
            <text:p>1.0089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16:42:47.071722215</dc:date>
    <meta:editing-duration>PT1M23S</meta:editing-duration>
    <meta:editing-cycles>1</meta:editing-cycles>
    <meta:document-statistic meta:table-count="1" meta:cell-count="46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legend chart:legend-position="end" svg:x="10.915cm" svg:y="4.033cm" style:legend-expansion="high" chart:style-name="ch2"/>
        <chart:plot-area chart:style-name="ch3" table:cell-range-address="f2.A2:f2.B230" chart:data-source-has-labels="row" svg:x="0.32cm" svg:y="0.18cm" svg:width="10.275cm" svg:height="8.645cm">
          <chartooo:coordinate-region svg:x="1.471cm" svg:y="0.34cm" svg:width="8.937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2.B3:f2.B230" chart:label-cell-address="f2.B2:f2.B2" chart:class="chart:scatter">
            <chart:domain table:cell-range-address="f2.A2:f2.A230"/>
            <chart:regression-curve chart:style-name="ch8"/>
            <chart:data-point chart:repeated="191"/>
            <chart:data-point chart:style-name="ch9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.2623E-06</text:p>
                <draw:g>
                  <svg:desc>f2.B2:f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505">
                <text:p>14.9505</text:p>
                <draw:g>
                  <svg:desc>f2.A2:f2.A230</svg:desc>
                </draw:g>
              </table:table-cell>
              <table:table-cell office:value-type="float" office:value="0.0000021459">
                <text:p>0.0000021459</text:p>
                <draw:g>
                  <svg:desc>f2.B3:f2.B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28">
                <text:p>15.028</text:p>
              </table:table-cell>
              <table:table-cell office:value-type="float" office:value="0.0000020357">
                <text:p>0.000002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669">
                <text:p>15.0669</text:p>
              </table:table-cell>
              <table:table-cell office:value-type="float" office:value="0.0000019654">
                <text:p>0.000001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059">
                <text:p>15.1059</text:p>
              </table:table-cell>
              <table:table-cell office:value-type="float" office:value="0.0000018974">
                <text:p>0.000001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45">
                <text:p>15.145</text:p>
              </table:table-cell>
              <table:table-cell office:value-type="float" office:value="0.0000018971">
                <text:p>0.0000018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431">
                <text:p>15.2431</text:p>
              </table:table-cell>
              <table:table-cell office:value-type="float" office:value="0.0000017996">
                <text:p>0.0000017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221">
                <text:p>15.3221</text:p>
              </table:table-cell>
              <table:table-cell office:value-type="float" office:value="0.0000016774">
                <text:p>0.0000016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618">
                <text:p>15.3618</text:p>
              </table:table-cell>
              <table:table-cell office:value-type="float" office:value="0.0000016195">
                <text:p>0.0000016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817">
                <text:p>15.3817</text:p>
              </table:table-cell>
              <table:table-cell office:value-type="float" office:value="0.0000015363">
                <text:p>0.0000015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215">
                <text:p>15.4215</text:p>
              </table:table-cell>
              <table:table-cell office:value-type="float" office:value="0.000001648">
                <text:p>0.00000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612">
                <text:p>15.4612</text:p>
              </table:table-cell>
              <table:table-cell office:value-type="float" office:value="0.000001737">
                <text:p>0.000001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011">
                <text:p>15.5011</text:p>
              </table:table-cell>
              <table:table-cell office:value-type="float" office:value="0.0000016191">
                <text:p>0.0000016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413">
                <text:p>15.5413</text:p>
              </table:table-cell>
              <table:table-cell office:value-type="float" office:value="0.0000014829">
                <text:p>0.0000014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816">
                <text:p>15.5816</text:p>
              </table:table-cell>
              <table:table-cell office:value-type="float" office:value="0.0000013582">
                <text:p>0.0000013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22">
                <text:p>15.622</text:p>
              </table:table-cell>
              <table:table-cell office:value-type="float" office:value="0.0000012661">
                <text:p>0.0000012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423">
                <text:p>15.6423</text:p>
              </table:table-cell>
              <table:table-cell office:value-type="float" office:value="0.0000011596">
                <text:p>0.0000011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829">
                <text:p>15.6829</text:p>
              </table:table-cell>
              <table:table-cell office:value-type="float" office:value="0.0000010809">
                <text:p>0.0000010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235">
                <text:p>15.7235</text:p>
              </table:table-cell>
              <table:table-cell office:value-type="float" office:value="0.0000010435">
                <text:p>0.0000010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642">
                <text:p>15.7642</text:p>
              </table:table-cell>
              <table:table-cell office:value-type="float" office:value="0.0000010074">
                <text:p>0.0000010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663">
                <text:p>15.8663</text:p>
              </table:table-cell>
              <table:table-cell office:value-type="float" office:value="0.0000009556">
                <text:p>0.0000009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28">
                <text:p>15.928</text:p>
              </table:table-cell>
              <table:table-cell office:value-type="float" office:value="0.0000009555">
                <text:p>0.0000009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9691">
                <text:p>15.9691</text:p>
              </table:table-cell>
              <table:table-cell office:value-type="float" office:value="0.000001025">
                <text:p>0.000001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0103">
                <text:p>16.0103</text:p>
              </table:table-cell>
              <table:table-cell office:value-type="float" office:value="0.0000011189">
                <text:p>0.0000011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0723">
                <text:p>16.0723</text:p>
              </table:table-cell>
              <table:table-cell office:value-type="float" office:value="0.0000012002">
                <text:p>0.0000012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1137">
                <text:p>16.1137</text:p>
              </table:table-cell>
              <table:table-cell office:value-type="float" office:value="0.0000013103">
                <text:p>0.0000013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552">
                <text:p>16.1552</text:p>
              </table:table-cell>
              <table:table-cell office:value-type="float" office:value="0.000001381">
                <text:p>0.000001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178">
                <text:p>16.2178</text:p>
              </table:table-cell>
              <table:table-cell office:value-type="float" office:value="0.0000014555">
                <text:p>0.0000014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3017">
                <text:p>16.3017</text:p>
              </table:table-cell>
              <table:table-cell office:value-type="float" office:value="0.000001481">
                <text:p>0.000001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861">
                <text:p>16.3861</text:p>
              </table:table-cell>
              <table:table-cell office:value-type="float" office:value="0.0000015338">
                <text:p>0.0000015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4708">
                <text:p>16.4708</text:p>
              </table:table-cell>
              <table:table-cell office:value-type="float" office:value="0.0000016452">
                <text:p>0.0000016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5346">
                <text:p>16.5346</text:p>
              </table:table-cell>
              <table:table-cell office:value-type="float" office:value="0.0000016742">
                <text:p>0.0000016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5773">
                <text:p>16.5773</text:p>
              </table:table-cell>
              <table:table-cell office:value-type="float" office:value="0.0000017037">
                <text:p>0.0000017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202">
                <text:p>16.6202</text:p>
              </table:table-cell>
              <table:table-cell office:value-type="float" office:value="0.0000016162">
                <text:p>0.0000016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632">
                <text:p>16.6632</text:p>
              </table:table-cell>
              <table:table-cell office:value-type="float" office:value="0.0000015332">
                <text:p>0.0000015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279">
                <text:p>16.7279</text:p>
              </table:table-cell>
              <table:table-cell office:value-type="float" office:value="0.0000014291">
                <text:p>0.0000014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793">
                <text:p>16.793</text:p>
              </table:table-cell>
              <table:table-cell office:value-type="float" office:value="0.0000013556">
                <text:p>0.0000013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8582">
                <text:p>16.8582</text:p>
              </table:table-cell>
              <table:table-cell office:value-type="float" office:value="0.000001404">
                <text:p>0.000001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8799">
                <text:p>16.8799</text:p>
              </table:table-cell>
              <table:table-cell office:value-type="float" office:value="0.000001506">
                <text:p>0.000001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9234">
                <text:p>16.9234</text:p>
              </table:table-cell>
              <table:table-cell office:value-type="float" office:value="0.0000017028">
                <text:p>0.0000017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967">
                <text:p>16.967</text:p>
              </table:table-cell>
              <table:table-cell office:value-type="float" office:value="0.0000017329">
                <text:p>0.0000017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889">
                <text:p>16.9889</text:p>
              </table:table-cell>
              <table:table-cell office:value-type="float" office:value="0.0000016438">
                <text:p>0.0000016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0769">
                <text:p>17.0769</text:p>
              </table:table-cell>
              <table:table-cell office:value-type="float" office:value="0.0000014957">
                <text:p>0.0000014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1405">
                <text:p>17.1405</text:p>
              </table:table-cell>
              <table:table-cell office:value-type="float" office:value="0.0000013402">
                <text:p>0.0000013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629">
                <text:p>17.1629</text:p>
              </table:table-cell>
              <table:table-cell office:value-type="float" office:value="0.0000012714">
                <text:p>0.0000012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2045">
                <text:p>17.2045</text:p>
              </table:table-cell>
              <table:table-cell office:value-type="float" office:value="0.0000013667">
                <text:p>0.0000013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767">
                <text:p>17.2767</text:p>
              </table:table-cell>
              <table:table-cell office:value-type="float" office:value="0.0000014757">
                <text:p>0.0000014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325">
                <text:p>17.3325</text:p>
              </table:table-cell>
              <table:table-cell office:value-type="float" office:value="0.0000012655">
                <text:p>0.0000012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495">
                <text:p>17.3495</text:p>
              </table:table-cell>
              <table:table-cell office:value-type="float" office:value="0.0000011364">
                <text:p>0.0000011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114">
                <text:p>17.4114</text:p>
              </table:table-cell>
              <table:table-cell office:value-type="float" office:value="0.0000011142">
                <text:p>0.0000011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226">
                <text:p>17.4226</text:p>
              </table:table-cell>
              <table:table-cell office:value-type="float" office:value="0.0000010781">
                <text:p>0.0000010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4565">
                <text:p>17.4565</text:p>
              </table:table-cell>
              <table:table-cell office:value-type="float" office:value="0.0000010408">
                <text:p>0.0000010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16">
                <text:p>17.5016</text:p>
              </table:table-cell>
              <table:table-cell office:value-type="float" office:value="0.0000009873">
                <text:p>0.0000009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696">
                <text:p>17.5696</text:p>
              </table:table-cell>
              <table:table-cell office:value-type="float" office:value="0.0000009203">
                <text:p>0.0000009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152">
                <text:p>17.6152</text:p>
              </table:table-cell>
              <table:table-cell office:value-type="float" office:value="0.0000008885">
                <text:p>0.0000008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607">
                <text:p>17.6607</text:p>
              </table:table-cell>
              <table:table-cell office:value-type="float" office:value="0.0000008282">
                <text:p>0.0000008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065">
                <text:p>17.7065</text:p>
              </table:table-cell>
              <table:table-cell office:value-type="float" office:value="0.0000007995">
                <text:p>0.0000007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982">
                <text:p>17.7982</text:p>
              </table:table-cell>
              <table:table-cell office:value-type="float" office:value="0.0000007452">
                <text:p>0.0000007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444">
                <text:p>17.8444</text:p>
              </table:table-cell>
              <table:table-cell office:value-type="float" office:value="0.0000006826">
                <text:p>0.0000006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8906">
                <text:p>17.8906</text:p>
              </table:table-cell>
              <table:table-cell office:value-type="float" office:value="0.0000006475">
                <text:p>0.0000006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937">
                <text:p>17.937</text:p>
              </table:table-cell>
              <table:table-cell office:value-type="float" office:value="0.0000007069">
                <text:p>0.0000007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96">
                <text:p>17.96</text:p>
              </table:table-cell>
              <table:table-cell office:value-type="float" office:value="0.0000007717">
                <text:p>0.0000007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063">
                <text:p>18.0063</text:p>
              </table:table-cell>
              <table:table-cell office:value-type="float" office:value="0.0000009037">
                <text:p>0.0000009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0759">
                <text:p>18.0759</text:p>
              </table:table-cell>
              <table:table-cell office:value-type="float" office:value="0.0000009359">
                <text:p>0.0000009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1694">
                <text:p>18.1694</text:p>
              </table:table-cell>
              <table:table-cell office:value-type="float" office:value="0.0000009357">
                <text:p>0.0000009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287">
                <text:p>18.287</text:p>
              </table:table-cell>
              <table:table-cell office:value-type="float" office:value="0.000001058">
                <text:p>0.000001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3341">
                <text:p>18.3341</text:p>
              </table:table-cell>
              <table:table-cell office:value-type="float" office:value="0.0000011349">
                <text:p>0.0000011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3813">
                <text:p>18.3813</text:p>
              </table:table-cell>
              <table:table-cell office:value-type="float" office:value="0.0000012389">
                <text:p>0.0000012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4287">
                <text:p>18.4287</text:p>
              </table:table-cell>
              <table:table-cell office:value-type="float" office:value="0.0000013525">
                <text:p>0.000001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4523">
                <text:p>18.4523</text:p>
              </table:table-cell>
              <table:table-cell office:value-type="float" office:value="0.000001612">
                <text:p>0.0000016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4759">
                <text:p>18.4759</text:p>
              </table:table-cell>
              <table:table-cell office:value-type="float" office:value="0.0000016127">
                <text:p>0.0000016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476">
                <text:p>18.476</text:p>
              </table:table-cell>
              <table:table-cell office:value-type="float" office:value="0.0000017288">
                <text:p>0.0000017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235">
                <text:p>18.5235</text:p>
              </table:table-cell>
              <table:table-cell office:value-type="float" office:value="0.0000017291">
                <text:p>0.0000017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235">
                <text:p>18.5235</text:p>
              </table:table-cell>
              <table:table-cell office:value-type="float" office:value="0.0000016985">
                <text:p>0.0000016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713">
                <text:p>18.5713</text:p>
              </table:table-cell>
              <table:table-cell office:value-type="float" office:value="0.0000016989">
                <text:p>0.0000016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714">
                <text:p>18.5714</text:p>
              </table:table-cell>
              <table:table-cell office:value-type="float" office:value="0.0000015561">
                <text:p>0.0000015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956">
                <text:p>18.5956</text:p>
              </table:table-cell>
              <table:table-cell office:value-type="float" office:value="0.0000014253">
                <text:p>0.0000014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197">
                <text:p>18.6197</text:p>
              </table:table-cell>
              <table:table-cell office:value-type="float" office:value="0.0000011345">
                <text:p>0.0000011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6412">
                <text:p>18.6412</text:p>
              </table:table-cell>
              <table:table-cell office:value-type="float" office:value="0.0000012856">
                <text:p>0.0000012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647">
                <text:p>18.647</text:p>
              </table:table-cell>
              <table:table-cell office:value-type="float" office:value="0.000001283">
                <text:p>0.000001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6474">
                <text:p>18.6474</text:p>
              </table:table-cell>
              <table:table-cell office:value-type="float" office:value="0.0000008737">
                <text:p>0.0000008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6687">
                <text:p>18.6687</text:p>
              </table:table-cell>
              <table:table-cell office:value-type="float" office:value="0.0000006954">
                <text:p>0.0000006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6812">
                <text:p>18.6812</text:p>
              </table:table-cell>
              <table:table-cell office:value-type="float" office:value="0.0000006218">
                <text:p>0.0000006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7115">
                <text:p>18.7115</text:p>
              </table:table-cell>
              <table:table-cell office:value-type="float" office:value="0.0000007155">
                <text:p>0.0000007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687">
                <text:p>18.7687</text:p>
              </table:table-cell>
              <table:table-cell office:value-type="float" office:value="0.0000007984">
                <text:p>0.0000007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814">
                <text:p>18.814</text:p>
              </table:table-cell>
              <table:table-cell office:value-type="float" office:value="0.0000008019">
                <text:p>0.0000008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8322">
                <text:p>18.8322</text:p>
              </table:table-cell>
              <table:table-cell office:value-type="float" office:value="0.0000008124">
                <text:p>0.0000008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114">
                <text:p>18.9114</text:p>
              </table:table-cell>
              <table:table-cell office:value-type="float" office:value="0.0000007981">
                <text:p>0.0000007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0339">
                <text:p>19.0339</text:p>
              </table:table-cell>
              <table:table-cell office:value-type="float" office:value="0.0000007439">
                <text:p>0.0000007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078">
                <text:p>19.1078</text:p>
              </table:table-cell>
              <table:table-cell office:value-type="float" office:value="0.0000006935">
                <text:p>0.000000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574">
                <text:p>19.1574</text:p>
              </table:table-cell>
              <table:table-cell office:value-type="float" office:value="0.0000006351">
                <text:p>0.0000006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207">
                <text:p>19.207</text:p>
              </table:table-cell>
              <table:table-cell office:value-type="float" office:value="0.0000005921">
                <text:p>0.0000005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32">
                <text:p>19.232</text:p>
              </table:table-cell>
              <table:table-cell office:value-type="float" office:value="0.0000006351">
                <text:p>0.0000006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065">
                <text:p>19.3065</text:p>
              </table:table-cell>
              <table:table-cell office:value-type="float" office:value="0.0000006693">
                <text:p>0.00000066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4063">
                <text:p>19.4063</text:p>
              </table:table-cell>
              <table:table-cell office:value-type="float" office:value="0.0000006811">
                <text:p>0.0000006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313">
                <text:p>19.4313</text:p>
              </table:table-cell>
              <table:table-cell office:value-type="float" office:value="0.0000006576">
                <text:p>0.0000006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32">
                <text:p>19.532</text:p>
              </table:table-cell>
              <table:table-cell office:value-type="float" office:value="0.0000006023">
                <text:p>0.0000006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574">
                <text:p>19.5574</text:p>
              </table:table-cell>
              <table:table-cell office:value-type="float" office:value="0.00000056388">
                <text:p>0.00000056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08">
                <text:p>19.608</text:p>
              </table:table-cell>
              <table:table-cell office:value-type="float" office:value="0.00000041019">
                <text:p>0.00000041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308">
                <text:p>19.6308</text:p>
              </table:table-cell>
              <table:table-cell office:value-type="float" office:value="0.00000049212">
                <text:p>0.00000049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6495">
                <text:p>19.6495</text:p>
              </table:table-cell>
              <table:table-cell office:value-type="float" office:value="0.00000045473">
                <text:p>0.00000045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6718">
                <text:p>19.6718</text:p>
              </table:table-cell>
              <table:table-cell office:value-type="float" office:value="0.00000037077">
                <text:p>0.00000037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7071">
                <text:p>19.7071</text:p>
              </table:table-cell>
              <table:table-cell office:value-type="float" office:value="0.00000033149">
                <text:p>0.00000033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7615">
                <text:p>19.7615</text:p>
              </table:table-cell>
              <table:table-cell office:value-type="float" office:value="0.00000031447">
                <text:p>0.00000031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8127">
                <text:p>19.8127</text:p>
              </table:table-cell>
              <table:table-cell office:value-type="float" office:value="0.00000034329">
                <text:p>0.00000034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8637">
                <text:p>19.8637</text:p>
              </table:table-cell>
              <table:table-cell office:value-type="float" office:value="0.00000034935">
                <text:p>0.00000034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915">
                <text:p>19.915</text:p>
              </table:table-cell>
              <table:table-cell office:value-type="float" office:value="0.00000031997">
                <text:p>0.00000031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9667">
                <text:p>19.9667</text:p>
              </table:table-cell>
              <table:table-cell office:value-type="float" office:value="0.00000029826">
                <text:p>0.00000029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0184">
                <text:p>20.0184</text:p>
              </table:table-cell>
              <table:table-cell office:value-type="float" office:value="0.00000028295">
                <text:p>0.00000028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0444">
                <text:p>20.0444</text:p>
              </table:table-cell>
              <table:table-cell office:value-type="float" office:value="0.00000026374">
                <text:p>0.00000026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0963">
                <text:p>20.0963</text:p>
              </table:table-cell>
              <table:table-cell office:value-type="float" office:value="0.00000024584">
                <text:p>0.00000024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1484">
                <text:p>20.1484</text:p>
              </table:table-cell>
              <table:table-cell office:value-type="float" office:value="0.00000023734">
                <text:p>0.00000023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2005">
                <text:p>20.2005</text:p>
              </table:table-cell>
              <table:table-cell office:value-type="float" office:value="0.00000024581">
                <text:p>0.00000024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2527">
                <text:p>20.2527</text:p>
              </table:table-cell>
              <table:table-cell office:value-type="float" office:value="0.00000026366">
                <text:p>0.00000026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311">
                <text:p>20.3311</text:p>
              </table:table-cell>
              <table:table-cell office:value-type="float" office:value="0.00000028282">
                <text:p>0.00000028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4099">
                <text:p>20.4099</text:p>
              </table:table-cell>
              <table:table-cell office:value-type="float" office:value="0.00000029809">
                <text:p>0.00000029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4625">
                <text:p>20.4625</text:p>
              </table:table-cell>
              <table:table-cell office:value-type="float" office:value="0.00000027785">
                <text:p>0.00000027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5421">
                <text:p>20.5421</text:p>
              </table:table-cell>
              <table:table-cell office:value-type="float" office:value="0.00000025899">
                <text:p>0.000000258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5953">
                <text:p>20.5953</text:p>
              </table:table-cell>
              <table:table-cell office:value-type="float" office:value="0.00000025896">
                <text:p>0.00000025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5954">
                <text:p>20.5954</text:p>
              </table:table-cell>
              <table:table-cell office:value-type="float" office:value="0.00000022508">
                <text:p>0.00000022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6487">
                <text:p>20.6487</text:p>
              </table:table-cell>
              <table:table-cell office:value-type="float" office:value="0.00000022504">
                <text:p>0.000000225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6488">
                <text:p>20.6488</text:p>
              </table:table-cell>
              <table:table-cell office:value-type="float" office:value="0.00000020977">
                <text:p>0.00000020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7023">
                <text:p>20.7023</text:p>
              </table:table-cell>
              <table:table-cell office:value-type="float" office:value="0.00000020611">
                <text:p>0.00000020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7291">
                <text:p>20.7291</text:p>
              </table:table-cell>
              <table:table-cell office:value-type="float" office:value="0.00000022109">
                <text:p>0.00000022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7825">
                <text:p>20.7825</text:p>
              </table:table-cell>
              <table:table-cell office:value-type="float" office:value="0.00000025893">
                <text:p>0.000000258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8023">
                <text:p>20.8023</text:p>
              </table:table-cell>
              <table:table-cell office:value-type="float" office:value="0.00000027897">
                <text:p>0.000000278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358">
                <text:p>20.8358</text:p>
              </table:table-cell>
              <table:table-cell office:value-type="float" office:value="0.0000003113">
                <text:p>0.0000003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8928">
                <text:p>20.8928</text:p>
              </table:table-cell>
              <table:table-cell office:value-type="float" office:value="0.00000026579">
                <text:p>0.00000026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9471">
                <text:p>20.9471</text:p>
              </table:table-cell>
              <table:table-cell office:value-type="float" office:value="0.00000024558">
                <text:p>0.00000024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998">
                <text:p>20.998</text:p>
              </table:table-cell>
              <table:table-cell office:value-type="float" office:value="0.00000024078">
                <text:p>0.00000024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015">
                <text:p>21.0015</text:p>
              </table:table-cell>
              <table:table-cell office:value-type="float" office:value="0.00000022891">
                <text:p>0.00000022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0796">
                <text:p>21.0796</text:p>
              </table:table-cell>
              <table:table-cell office:value-type="float" office:value="0.00000020966">
                <text:p>0.00000020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343">
                <text:p>21.1343</text:p>
              </table:table-cell>
              <table:table-cell office:value-type="float" office:value="0.0000001989">
                <text:p>0.0000001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617">
                <text:p>21.1617</text:p>
              </table:table-cell>
              <table:table-cell office:value-type="float" office:value="0.00000017901">
                <text:p>0.000000179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165">
                <text:p>21.216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2166">
                <text:p>21.2166</text:p>
              </table:table-cell>
              <table:table-cell office:value-type="float" office:value="0.00000016685">
                <text:p>0.00000016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2716">
                <text:p>21.2716</text:p>
              </table:table-cell>
              <table:table-cell office:value-type="float" office:value="0.00000015552">
                <text:p>0.000000155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3543">
                <text:p>21.3543</text:p>
              </table:table-cell>
              <table:table-cell office:value-type="float" office:value="0.00000014754">
                <text:p>0.00000014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382">
                <text:p>21.382</text:p>
              </table:table-cell>
              <table:table-cell office:value-type="float" office:value="0.00000015826">
                <text:p>0.00000015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4371">
                <text:p>21.4371</text:p>
              </table:table-cell>
              <table:table-cell office:value-type="float" office:value="0.00000017277">
                <text:p>0.00000017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4923">
                <text:p>21.4923</text:p>
              </table:table-cell>
              <table:table-cell office:value-type="float" office:value="0.00000017933">
                <text:p>0.000000179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131">
                <text:p>21.5131</text:p>
              </table:table-cell>
              <table:table-cell office:value-type="float" office:value="0.00000019968">
                <text:p>0.00000019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545">
                <text:p>21.5545</text:p>
              </table:table-cell>
              <table:table-cell office:value-type="float" office:value="0.00000021751">
                <text:p>0.000000217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927">
                <text:p>21.5927</text:p>
              </table:table-cell>
              <table:table-cell office:value-type="float" office:value="0.00000023745">
                <text:p>0.000000237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6308">
                <text:p>21.6308</text:p>
              </table:table-cell>
              <table:table-cell office:value-type="float" office:value="0.00000022182">
                <text:p>0.00000022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939">
                <text:p>21.6939</text:p>
              </table:table-cell>
              <table:table-cell office:value-type="float" office:value="0.0000001979">
                <text:p>0.0000001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7221">
                <text:p>21.7221</text:p>
              </table:table-cell>
              <table:table-cell office:value-type="float" office:value="0.0000001898">
                <text:p>0.0000001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7749">
                <text:p>21.7749</text:p>
              </table:table-cell>
              <table:table-cell office:value-type="float" office:value="0.00000021413">
                <text:p>0.00000021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8415">
                <text:p>21.8415</text:p>
              </table:table-cell>
              <table:table-cell office:value-type="float" office:value="0.00000024912">
                <text:p>0.00000024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9047">
                <text:p>21.9047</text:p>
              </table:table-cell>
              <table:table-cell office:value-type="float" office:value="0.00000021409">
                <text:p>0.0000002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0006">
                <text:p>22.0006</text:p>
              </table:table-cell>
              <table:table-cell office:value-type="float" office:value="0.00000018521">
                <text:p>0.000000185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.0827">
                <text:p>22.0827</text:p>
              </table:table-cell>
              <table:table-cell office:value-type="float" office:value="0.00000017882">
                <text:p>0.00000017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0899">
                <text:p>22.0899</text:p>
              </table:table-cell>
              <table:table-cell office:value-type="float" office:value="0.00000019867">
                <text:p>0.000000198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397">
                <text:p>22.1397</text:p>
              </table:table-cell>
              <table:table-cell office:value-type="float" office:value="0.0000002094">
                <text:p>0.0000002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1968">
                <text:p>22.1968</text:p>
              </table:table-cell>
              <table:table-cell office:value-type="float" office:value="0.00000022661">
                <text:p>0.000000226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2074">
                <text:p>22.2074</text:p>
              </table:table-cell>
              <table:table-cell office:value-type="float" office:value="0.00000019519">
                <text:p>0.00000019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2543">
                <text:p>22.2543</text:p>
              </table:table-cell>
              <table:table-cell office:value-type="float" office:value="0.00000011938">
                <text:p>0.00000011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3705">
                <text:p>22.3705</text:p>
              </table:table-cell>
              <table:table-cell office:value-type="float" office:value="0.00000011128">
                <text:p>0.00000011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4285">
                <text:p>22.4285</text:p>
              </table:table-cell>
              <table:table-cell office:value-type="float" office:value="0.00000011128">
                <text:p>0.00000011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4285">
                <text:p>22.4285</text:p>
              </table:table-cell>
              <table:table-cell office:value-type="float" office:value="0.00000011524">
                <text:p>0.000000115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5445">
                <text:p>22.5445</text:p>
              </table:table-cell>
              <table:table-cell office:value-type="float" office:value="0.00000014224">
                <text:p>0.00000014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6608">
                <text:p>22.6608</text:p>
              </table:table-cell>
              <table:table-cell office:value-type="float" office:value="0.00000014475">
                <text:p>0.00000014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7193">
                <text:p>22.7193</text:p>
              </table:table-cell>
              <table:table-cell office:value-type="float" office:value="0.00000013492">
                <text:p>0.00000013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8371">
                <text:p>22.8371</text:p>
              </table:table-cell>
              <table:table-cell office:value-type="float" office:value="0.00000013026">
                <text:p>0.00000013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8666">
                <text:p>22.8666</text:p>
              </table:table-cell>
              <table:table-cell office:value-type="float" office:value="0.00000012356">
                <text:p>0.00000012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9555">
                <text:p>22.9555</text:p>
              </table:table-cell>
              <table:table-cell office:value-type="float" office:value="0.00000011721">
                <text:p>0.000000117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0447">
                <text:p>23.0447</text:p>
              </table:table-cell>
              <table:table-cell office:value-type="float" office:value="0.00000010925">
                <text:p>0.00000010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1641">
                <text:p>23.1641</text:p>
              </table:table-cell>
              <table:table-cell office:value-type="float" office:value="0.00000010364">
                <text:p>0.00000010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2241">
                <text:p>23.2241</text:p>
              </table:table-cell>
              <table:table-cell office:value-type="float" office:value="0.00000009831">
                <text:p>0.00000009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3143">
                <text:p>23.3143</text:p>
              </table:table-cell>
              <table:table-cell office:value-type="float" office:value="0.0000000966">
                <text:p>0.0000000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3445">
                <text:p>23.3445</text:p>
              </table:table-cell>
              <table:table-cell office:value-type="float" office:value="0.00000008104">
                <text:p>0.00000008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54">
                <text:p>23.4354</text:p>
              </table:table-cell>
              <table:table-cell office:value-type="float" office:value="0.00000007423">
                <text:p>0.00000007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961">
                <text:p>23.4961</text:p>
              </table:table-cell>
              <table:table-cell office:value-type="float" office:value="0.00000007554">
                <text:p>0.0000000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962">
                <text:p>23.4962</text:p>
              </table:table-cell>
              <table:table-cell office:value-type="float" office:value="0.00000007962">
                <text:p>0.00000007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5568">
                <text:p>23.5568</text:p>
              </table:table-cell>
              <table:table-cell office:value-type="float" office:value="0.00000008246">
                <text:p>0.00000008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5871">
                <text:p>23.5871</text:p>
              </table:table-cell>
              <table:table-cell office:value-type="float" office:value="0.00000006118">
                <text:p>0.00000006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6793">
                <text:p>23.6793</text:p>
              </table:table-cell>
              <table:table-cell office:value-type="float" office:value="0.0000000796">
                <text:p>0.00000007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7093">
                <text:p>23.7093</text:p>
              </table:table-cell>
              <table:table-cell office:value-type="float" office:value="0.000000057145">
                <text:p>0.000000057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74">
                <text:p>23.74</text:p>
              </table:table-cell>
              <table:table-cell office:value-type="float" office:value="0.000000057025">
                <text:p>0.0000000570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7407">
                <text:p>23.7407</text:p>
              </table:table-cell>
              <table:table-cell office:value-type="float" office:value="0.000000055056">
                <text:p>0.000000055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7714">
                <text:p>23.7714</text:p>
              </table:table-cell>
              <table:table-cell office:value-type="float" office:value="0.00000007164">
                <text:p>0.00000007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8015">
                <text:p>23.8015</text:p>
              </table:table-cell>
              <table:table-cell office:value-type="float" office:value="0.00000007159">
                <text:p>0.00000007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8016">
                <text:p>23.8016</text:p>
              </table:table-cell>
              <table:table-cell office:value-type="float" office:value="0.000000051318">
                <text:p>0.000000051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8638">
                <text:p>23.8638</text:p>
              </table:table-cell>
              <table:table-cell office:value-type="float" office:value="0.000000049544">
                <text:p>0.000000049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9255">
                <text:p>23.9255</text:p>
              </table:table-cell>
              <table:table-cell office:value-type="float" office:value="0.000000045378">
                <text:p>0.000000045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0185">
                <text:p>24.0185</text:p>
              </table:table-cell>
              <table:table-cell office:value-type="float" office:value="0.000000045376">
                <text:p>0.000000045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0186">
                <text:p>24.0186</text:p>
              </table:table-cell>
              <table:table-cell office:value-type="float" office:value="0.000000042295">
                <text:p>0.000000042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1119">
                <text:p>24.1119</text:p>
              </table:table-cell>
              <table:table-cell office:value-type="float" office:value="0.000000039425">
                <text:p>0.0000000394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1744">
                <text:p>24.1744</text:p>
              </table:table-cell>
              <table:table-cell office:value-type="float" office:value="0.000000036748">
                <text:p>0.000000036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2684">
                <text:p>24.2684</text:p>
              </table:table-cell>
              <table:table-cell office:value-type="float" office:value="0.000000034252">
                <text:p>0.000000034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3627">
                <text:p>24.3627</text:p>
              </table:table-cell>
              <table:table-cell office:value-type="float" office:value="0.000000031372">
                <text:p>0.0000000313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4258">
                <text:p>24.4258</text:p>
              </table:table-cell>
              <table:table-cell office:value-type="float" office:value="0.000000030825">
                <text:p>0.000000030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.4574">
                <text:p>24.4574</text:p>
              </table:table-cell>
              <table:table-cell office:value-type="float" office:value="0.000000034851">
                <text:p>0.000000034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5838">
                <text:p>24.5838</text:p>
              </table:table-cell>
              <table:table-cell office:value-type="float" office:value="0.000000038047">
                <text:p>0.000000038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6153">
                <text:p>24.6153</text:p>
              </table:table-cell>
              <table:table-cell office:value-type="float" office:value="0.000000040813">
                <text:p>0.0000000408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6469">
                <text:p>24.6469</text:p>
              </table:table-cell>
              <table:table-cell office:value-type="float" office:value="0.000000037383">
                <text:p>0.000000037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679">
                <text:p>24.679</text:p>
              </table:table-cell>
              <table:table-cell office:value-type="float" office:value="0.000000032269">
                <text:p>0.000000032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7511">
                <text:p>24.7511</text:p>
              </table:table-cell>
              <table:table-cell office:value-type="float" office:value="0.000000026777">
                <text:p>0.0000000267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8155">
                <text:p>24.8155</text:p>
              </table:table-cell>
              <table:table-cell office:value-type="float" office:value="0.00000002169">
                <text:p>0.000000021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848">
                <text:p>24.848</text:p>
              </table:table-cell>
              <table:table-cell office:value-type="float" office:value="0.000000030743">
                <text:p>0.0000000307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9155">
                <text:p>24.9155</text:p>
              </table:table-cell>
              <table:table-cell office:value-type="float" office:value="0.000000046133">
                <text:p>0.0000000461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9951">
                <text:p>24.9951</text:p>
              </table:table-cell>
              <table:table-cell office:value-type="float" office:value="0.000000033705">
                <text:p>0.0000000337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0887">
                <text:p>25.0887</text:p>
              </table:table-cell>
              <table:table-cell office:value-type="float" office:value="0.000000024356">
                <text:p>0.000000024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1868">
                <text:p>25.1868</text:p>
              </table:table-cell>
              <table:table-cell office:value-type="float" office:value="0.000000027417">
                <text:p>0.0000000274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2965">
                <text:p>25.2965</text:p>
              </table:table-cell>
              <table:table-cell office:value-type="float" office:value="0.000000029472">
                <text:p>0.000000029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4601">
                <text:p>25.4601</text:p>
              </table:table-cell>
              <table:table-cell office:value-type="float" office:value="0.000000026058">
                <text:p>0.0000000260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874">
                <text:p>25.6874</text:p>
              </table:table-cell>
              <table:table-cell office:value-type="float" office:value="0.000000020333">
                <text:p>0.000000020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918">
                <text:p>25.7918</text:p>
              </table:table-cell>
              <table:table-cell office:value-type="float" office:value="0.00000001629">
                <text:p>0.000000016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924">
                <text:p>25.8924</text:p>
              </table:table-cell>
              <table:table-cell office:value-type="float" office:value="0.000000019975">
                <text:p>0.000000019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301">
                <text:p>26.0301</text:p>
              </table:table-cell>
              <table:table-cell office:value-type="float" office:value="0.000000025314">
                <text:p>0.000000025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348">
                <text:p>26.1348</text:p>
              </table:table-cell>
              <table:table-cell office:value-type="float" office:value="0.000000031799">
                <text:p>0.0000000317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61">
                <text:p>26.261</text:p>
              </table:table-cell>
              <table:table-cell office:value-type="float" office:value="0.000000019882">
                <text:p>0.000000019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216">
                <text:p>26.3216</text:p>
              </table:table-cell>
              <table:table-cell office:value-type="float" office:value="0.000000007245">
                <text:p>0.0000000072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518">
                <text:p>26.4518</text:p>
              </table:table-cell>
              <table:table-cell office:value-type="float" office:value="0.0000000042129">
                <text:p>0.00000000421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5815">
                <text:p>26.5815</text:p>
              </table:table-cell>
              <table:table-cell office:value-type="float" office:value="0.0000000021933">
                <text:p>0.00000000219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799">
                <text:p>26.7799</text:p>
              </table:table-cell>
              <table:table-cell office:value-type="float" office:value="0.0000000010073">
                <text:p>0.00000000100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004">
                <text:p>26.8004</text:p>
              </table:table-cell>
              <table:table-cell office:value-type="float" office:value="0.0000000009916">
                <text:p>0.00000000099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1004">
                <text:p>27.1004</text:p>
              </table:table-cell>
              <table:table-cell office:value-type="float" office:value="0.0000000041826">
                <text:p>0.00000000418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2678">
                <text:p>27.2678</text:p>
              </table:table-cell>
              <table:table-cell office:value-type="float" office:value="0.0000000009892">
                <text:p>0.00000000098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4171">
                <text:p>27.4171</text:p>
              </table:table-cell>
              <table:table-cell office:value-type="float" office:value="0.000000003975">
                <text:p>0.0000000039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7294">
                <text:p>27.7294</text:p>
              </table:table-cell>
              <table:table-cell office:value-type="float" office:value="0.0000000039913">
                <text:p>0.0000000039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76">
                <text:p>28.076</text:p>
              </table:table-cell>
              <table:table-cell office:value-type="float" office:value="0.0000000010038">
                <text:p>0.00000000100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1522">
                <text:p>28.1522</text:p>
              </table:table-cell>
              <table:table-cell office:value-type="float" office:value="0.0000000040248">
                <text:p>0.0000000040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5327">
                <text:p>28.5327</text:p>
              </table:table-cell>
              <table:table-cell office:value-type="float" office:value="0.0000000009707">
                <text:p>0.00000000097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8094">
                <text:p>28.8094</text:p>
              </table:table-cell>
              <table:table-cell office:value-type="float" office:value="0.0000000025435">
                <text:p>0.0000000025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9376">
                <text:p>28.9376</text:p>
              </table:table-cell>
              <table:table-cell office:value-type="float" office:value="0.0000000009727">
                <text:p>0.0000000009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0147">
                <text:p>29.0147</text:p>
              </table:table-cell>
              <table:table-cell office:value-type="float" office:value="0.0000000010047">
                <text:p>0.0000000010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6152">
                <text:p>29.6152</text:p>
              </table:table-cell>
              <table:table-cell office:value-type="float" office:value="0.0000000017553">
                <text:p>0.00000000175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6928">
                <text:p>29.6928</text:p>
              </table:table-cell>
              <table:table-cell office:value-type="float" office:value="0.0000000010089">
                <text:p>0.0000000010089</text:p>
              </table:table-cell>
            </table:table-row>
            <table:table-row>
              <table:table-cell office:value-type="string"/>
              <table:table-cell office:value-type="float" office:value="29.8455">
                <text:p>29.84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